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00000000300C93C02780B02211.png" manifest:media-type="image/png"/>
  <manifest:file-entry manifest:full-path="Pictures/1000010A000069D5000004F6061150FED57E0499.wmf" manifest:media-type="image/x-w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417in" fo:margin-left="-0.0854in" fo:margin-top="0in" fo:margin-bottom="0in" table:align="left" style:writing-mode="lr-tb"/>
    </style:style>
    <style:style style:name="Table1.A" style:family="table-column">
      <style:table-column-properties style:column-width="1.3958in"/>
    </style:style>
    <style:style style:name="Table1.B" style:family="table-column">
      <style:table-column-properties style:column-width="0.8667in"/>
    </style:style>
    <style:style style:name="Table1.C" style:family="table-column">
      <style:table-column-properties style:column-width="0.984in"/>
    </style:style>
    <style:style style:name="Table1.D" style:family="table-column">
      <style:table-column-properties style:column-width="0.9861in"/>
    </style:style>
    <style:style style:name="Table1.E" style:family="table-column">
      <style:table-column-properties style:column-width="0.8861in"/>
    </style:style>
    <style:style style:name="Table1.F" style:family="table-column">
      <style:table-column-properties style:column-width="1.2229in"/>
    </style:style>
    <style:style style:name="Table1.1" style:family="table-row">
      <style:table-row-properties style:min-row-height="0.2188in" fo:keep-together="auto"/>
    </style:style>
    <style:style style:name="Table1.A1" style:family="table-cell">
      <style:table-cell-properties style:vertical-align="" fo:background-color="#d9d9d9" fo:padding-left="0.075in" fo:padding-right="0.075in" fo:padding-top="0in" fo:padding-bottom="0in" fo:border="0.5pt solid #000000" style:writing-mode="lr-tb">
        <style:background-image/>
      </style:table-cell-properties>
    </style:style>
    <style:style style:name="Table1.2" style:family="table-row">
      <style:table-row-properties style:min-row-height="0.2083in" fo:keep-together="auto"/>
    </style:style>
    <style:style style:name="Table1.A2" style:family="table-cell">
      <style:table-cell-properties style:vertical-align="" fo:padding-left="0.075in" fo:padding-right="0.075in" fo:padding-top="0in" fo:padding-bottom="0in" fo:border="0.5pt solid #000000" style:writing-mode="lr-tb"/>
    </style:style>
    <style:style style:name="Table1.B2" style:family="table-cell">
      <style:table-cell-properties style:vertical-align="" fo:padding-left="0.075in" fo:padding-right="0.075in" fo:padding-top="0in" fo:padding-bottom="0in" fo:border="0.5pt solid #000000" style:writing-mode="lr-tb"/>
    </style:style>
    <style:style style:name="Table1.C2" style:family="table-cell">
      <style:table-cell-properties style:vertical-align="" fo:padding-left="0.075in" fo:padding-right="0.075in" fo:padding-top="0in" fo:padding-bottom="0in" fo:border="0.5pt solid #000000" style:writing-mode="lr-tb"/>
    </style:style>
    <style:style style:name="Table1.D2" style:family="table-cell">
      <style:table-cell-properties style:vertical-align="" fo:padding-left="0.075in" fo:padding-right="0.075in" fo:padding-top="0in" fo:padding-bottom="0in" fo:border="0.5pt solid #000000" style:writing-mode="lr-tb"/>
    </style:style>
    <style:style style:name="Table1.E2" style:family="table-cell">
      <style:table-cell-properties style:vertical-align="" fo:padding-left="0.075in" fo:padding-right="0.075in" fo:padding-top="0in" fo:padding-bottom="0in" fo:border="0.5pt solid #000000" style:writing-mode="lr-tb"/>
    </style:style>
    <style:style style:name="Table1.F2" style:family="table-cell">
      <style:table-cell-properties style:vertical-align="" fo:padding-left="0.075in" fo:padding-right="0.075in" fo:padding-top="0in" fo:padding-bottom="0in" fo:border="0.5pt solid #000000" style:writing-mode="lr-tb"/>
    </style:style>
    <style:style style:name="Table1.A3" style:family="table-cell">
      <style:table-cell-properties style:vertical-align="" fo:padding-left="0.075in" fo:padding-right="0.075in" fo:padding-top="0in" fo:padding-bottom="0in" fo:border="0.5pt solid #000000" style:writing-mode="lr-tb"/>
    </style:style>
    <style:style style:name="Table1.B3" style:family="table-cell">
      <style:table-cell-properties style:vertical-align="" fo:padding-left="0.075in" fo:padding-right="0.075in" fo:padding-top="0in" fo:padding-bottom="0in" fo:border="0.5pt solid #000000" style:writing-mode="lr-tb"/>
    </style:style>
    <style:style style:name="Table1.C3" style:family="table-cell">
      <style:table-cell-properties style:vertical-align="" fo:padding-left="0.075in" fo:padding-right="0.075in" fo:padding-top="0in" fo:padding-bottom="0in" fo:border="0.5pt solid #000000" style:writing-mode="lr-tb"/>
    </style:style>
    <style:style style:name="Table1.D3" style:family="table-cell">
      <style:table-cell-properties style:vertical-align="" fo:padding-left="0.075in" fo:padding-right="0.075in" fo:padding-top="0in" fo:padding-bottom="0in" fo:border="0.5pt solid #000000" style:writing-mode="lr-tb"/>
    </style:style>
    <style:style style:name="Table1.E3" style:family="table-cell">
      <style:table-cell-properties style:vertical-align="" fo:padding-left="0.075in" fo:padding-right="0.075in" fo:padding-top="0in" fo:padding-bottom="0in" fo:border="0.5pt solid #000000" style:writing-mode="lr-tb"/>
    </style:style>
    <style:style style:name="Table1.F3" style:family="table-cell">
      <style:table-cell-properties style:vertical-align="" fo:padding-left="0.075in" fo:padding-right="0.075in" fo:padding-top="0in" fo:padding-bottom="0in" fo:border="0.5pt solid #000000" style:writing-mode="lr-tb"/>
    </style:style>
    <style:style style:name="Table1.A4" style:family="table-cell">
      <style:table-cell-properties style:vertical-align="" fo:padding-left="0.075in" fo:padding-right="0.075in" fo:padding-top="0in" fo:padding-bottom="0in" fo:border="0.5pt solid #000000" style:writing-mode="lr-tb"/>
    </style:style>
    <style:style style:name="Table1.B4" style:family="table-cell">
      <style:table-cell-properties style:vertical-align="" fo:padding-left="0.075in" fo:padding-right="0.075in" fo:padding-top="0in" fo:padding-bottom="0in" fo:border="0.5pt solid #000000" style:writing-mode="lr-tb"/>
    </style:style>
    <style:style style:name="Table1.C4" style:family="table-cell">
      <style:table-cell-properties style:vertical-align="" fo:padding-left="0.075in" fo:padding-right="0.075in" fo:padding-top="0in" fo:padding-bottom="0in" fo:border="0.5pt solid #000000" style:writing-mode="lr-tb"/>
    </style:style>
    <style:style style:name="Table1.D4" style:family="table-cell">
      <style:table-cell-properties style:vertical-align="" fo:padding-left="0.075in" fo:padding-right="0.075in" fo:padding-top="0in" fo:padding-bottom="0in" fo:border="0.5pt solid #000000" style:writing-mode="lr-tb"/>
    </style:style>
    <style:style style:name="Table1.E4" style:family="table-cell">
      <style:table-cell-properties style:vertical-align="" fo:padding-left="0.075in" fo:padding-right="0.075in" fo:padding-top="0in" fo:padding-bottom="0in" fo:border="0.5pt solid #000000" style:writing-mode="lr-tb"/>
    </style:style>
    <style:style style:name="Table1.F4" style:family="table-cell">
      <style:table-cell-properties style:vertical-align="" fo:padding-left="0.075in" fo:padding-right="0.075in" fo:padding-top="0in" fo:padding-bottom="0in" fo:border="0.5pt solid #000000" style:writing-mode="lr-tb"/>
    </style:style>
    <style:style style:name="Table1.A5" style:family="table-cell">
      <style:table-cell-properties style:vertical-align="" fo:padding-left="0.075in" fo:padding-right="0.075in" fo:padding-top="0in" fo:padding-bottom="0in" fo:border="0.5pt solid #000000" style:writing-mode="lr-tb"/>
    </style:style>
    <style:style style:name="Table1.B5" style:family="table-cell">
      <style:table-cell-properties style:vertical-align="" fo:padding-left="0.075in" fo:padding-right="0.075in" fo:padding-top="0in" fo:padding-bottom="0in" fo:border="0.5pt solid #000000" style:writing-mode="lr-tb"/>
    </style:style>
    <style:style style:name="Table1.C5" style:family="table-cell">
      <style:table-cell-properties style:vertical-align="" fo:padding-left="0.075in" fo:padding-right="0.075in" fo:padding-top="0in" fo:padding-bottom="0in" fo:border="0.5pt solid #000000" style:writing-mode="lr-tb"/>
    </style:style>
    <style:style style:name="Table1.D5" style:family="table-cell">
      <style:table-cell-properties style:vertical-align="" fo:padding-left="0.075in" fo:padding-right="0.075in" fo:padding-top="0in" fo:padding-bottom="0in" fo:border="0.5pt solid #000000" style:writing-mode="lr-tb"/>
    </style:style>
    <style:style style:name="Table1.E5" style:family="table-cell">
      <style:table-cell-properties style:vertical-align="" fo:padding-left="0.075in" fo:padding-right="0.075in" fo:padding-top="0in" fo:padding-bottom="0in" fo:border="0.5pt solid #000000" style:writing-mode="lr-tb"/>
    </style:style>
    <style:style style:name="Table1.F5" style:family="table-cell">
      <style:table-cell-properties style:vertical-align="" fo:padding-left="0.075in" fo:padding-right="0.075in" fo:padding-top="0in" fo:padding-bottom="0in" fo:border="0.5pt solid #000000" style:writing-mode="lr-tb"/>
    </style:style>
    <style:style style:name="Table1.A6" style:family="table-cell">
      <style:table-cell-properties style:vertical-align="" fo:padding-left="0.075in" fo:padding-right="0.075in" fo:padding-top="0in" fo:padding-bottom="0in" fo:border="0.5pt solid #000000" style:writing-mode="lr-tb"/>
    </style:style>
    <style:style style:name="Table1.B6" style:family="table-cell">
      <style:table-cell-properties style:vertical-align="" fo:padding-left="0.075in" fo:padding-right="0.075in" fo:padding-top="0in" fo:padding-bottom="0in" fo:border="0.5pt solid #000000" style:writing-mode="lr-tb"/>
    </style:style>
    <style:style style:name="Table1.C6" style:family="table-cell">
      <style:table-cell-properties style:vertical-align="" fo:padding-left="0.075in" fo:padding-right="0.075in" fo:padding-top="0in" fo:padding-bottom="0in" fo:border="0.5pt solid #000000" style:writing-mode="lr-tb"/>
    </style:style>
    <style:style style:name="Table1.D6" style:family="table-cell">
      <style:table-cell-properties style:vertical-align="" fo:padding-left="0.075in" fo:padding-right="0.075in" fo:padding-top="0in" fo:padding-bottom="0in" fo:border="0.5pt solid #000000" style:writing-mode="lr-tb"/>
    </style:style>
    <style:style style:name="Table1.E6" style:family="table-cell">
      <style:table-cell-properties style:vertical-align="" fo:padding-left="0.075in" fo:padding-right="0.075in" fo:padding-top="0in" fo:padding-bottom="0in" fo:border="0.5pt solid #000000" style:writing-mode="lr-tb"/>
    </style:style>
    <style:style style:name="Table1.F6" style:family="table-cell">
      <style:table-cell-properties style:vertical-align="" fo:padding-left="0.075in" fo:padding-right="0.075in" fo:padding-top="0in" fo:padding-bottom="0in" fo:border="0.5pt solid #000000" style:writing-mode="lr-tb"/>
    </style:style>
    <style:style style:name="Table1.A7" style:family="table-cell">
      <style:table-cell-properties style:vertical-align="" fo:padding-left="0.075in" fo:padding-right="0.075in" fo:padding-top="0in" fo:padding-bottom="0in" fo:border="0.5pt solid #000000" style:writing-mode="lr-tb"/>
    </style:style>
    <style:style style:name="Table1.B7" style:family="table-cell">
      <style:table-cell-properties style:vertical-align="" fo:padding-left="0.075in" fo:padding-right="0.075in" fo:padding-top="0in" fo:padding-bottom="0in" fo:border="0.5pt solid #000000" style:writing-mode="lr-tb"/>
    </style:style>
    <style:style style:name="Table1.C7" style:family="table-cell">
      <style:table-cell-properties style:vertical-align="" fo:padding-left="0.075in" fo:padding-right="0.075in" fo:padding-top="0in" fo:padding-bottom="0in" fo:border="0.5pt solid #000000" style:writing-mode="lr-tb"/>
    </style:style>
    <style:style style:name="Table1.D7" style:family="table-cell">
      <style:table-cell-properties style:vertical-align="" fo:padding-left="0.075in" fo:padding-right="0.075in" fo:padding-top="0in" fo:padding-bottom="0in" fo:border="0.5pt solid #000000" style:writing-mode="lr-tb"/>
    </style:style>
    <style:style style:name="Table1.E7" style:family="table-cell">
      <style:table-cell-properties style:vertical-align="" fo:padding-left="0.075in" fo:padding-right="0.075in" fo:padding-top="0in" fo:padding-bottom="0in" fo:border="0.5pt solid #000000" style:writing-mode="lr-tb"/>
    </style:style>
    <style:style style:name="Table1.F7" style:family="table-cell">
      <style:table-cell-properties style:vertical-align="" fo:padding-left="0.075in" fo:padding-right="0.075in" fo:padding-top="0in" fo:padding-bottom="0in" fo:border="0.5pt solid #000000" style:writing-mode="lr-tb"/>
    </style:style>
    <style:style style:name="Table2" style:family="table">
      <style:table-properties style:width="6.2986in" fo:margin-left="-0.0271in" fo:margin-top="0in" fo:margin-bottom="0in" table:align="left" style:writing-mode="lr-tb"/>
    </style:style>
    <style:style style:name="Table2.A" style:family="table-column">
      <style:table-column-properties style:column-width="2.8507in"/>
    </style:style>
    <style:style style:name="Table2.B" style:family="table-column">
      <style:table-column-properties style:column-width="3.4479in"/>
    </style:style>
    <style:style style:name="Table2.1" style:family="table-row">
      <style:table-row-properties style:min-row-height="0.4764in" fo:keep-together="auto"/>
    </style:style>
    <style:style style:name="Table2.A1" style:family="table-cell">
      <style:table-cell-properties style:vertical-align="" fo:padding-left="0.075in" fo:padding-right="0.075in" fo:padding-top="0in" fo:padding-bottom="0in" fo:border="1pt solid #000000" style:writing-mode="lr-tb"/>
    </style:style>
    <style:style style:name="Table2.2" style:family="table-row">
      <style:table-row-properties style:min-row-height="0.0743in" fo:keep-together="auto"/>
    </style:style>
    <style:style style:name="Table2.A2" style:family="table-cell">
      <style:table-cell-properties style:vertical-align="" fo:padding-left="0.075in" fo:padding-right="0.075in" fo:padding-top="0in" fo:padding-bottom="0in" fo:border-left="1pt solid #000000" fo:border-right="1pt solid #000000" fo:border-top="none" fo:border-bottom="1pt solid #000000" style:writing-mode="lr-tb"/>
    </style:style>
    <style:style style:name="Table2.3" style:family="table-row">
      <style:table-row-properties style:min-row-height="0.0681in" fo:keep-together="auto"/>
    </style:style>
    <style:style style:name="Table2.4" style:family="table-row">
      <style:table-row-properties style:min-row-height="0.7458in" fo:keep-together="auto"/>
    </style:style>
    <style:style style:name="Table2.B4" style:family="table-cell">
      <style:table-cell-properties style:vertical-align="" fo:padding-left="0.075in" fo:padding-right="0.075in" fo:padding-top="0in" fo:padding-bottom="0in" fo:border-left="none" fo:border-right="1pt solid #000000" fo:border-top="none" fo:border-bottom="1pt solid #000000" style:writing-mode="lr-tb"/>
    </style:style>
    <style:style style:name="Table2.6" style:family="table-row">
      <style:table-row-properties style:min-row-height="0.3736in" fo:keep-together="auto"/>
    </style:style>
    <style:style style:name="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P3" style:family="paragraph" style:parent-style-name="Default">
      <style:paragraph-properties fo:margin-left="0in" fo:margin-right="0in" fo:line-height="115%" fo:text-indent="0in" style:auto-text-indent="false">
        <style:tab-stops/>
      </style:paragraph-properties>
    </style:style>
    <style:style style:name="P4" style:family="paragraph" style:parent-style-name="Default">
      <style:paragraph-properties fo:margin-left="0in" fo:margin-right="0in" fo:margin-top="0in" fo:margin-bottom="0in" loext:contextual-spacing="false" fo:line-height="115%" fo:text-indent="0in" style:auto-text-indent="false">
        <style:tab-stops/>
      </style:paragraph-properties>
      <style:text-properties style:font-name="Times New Roman" fo:font-size="11.5pt" style:font-name-asian="Times New Roman1" style:font-size-asian="11.5pt" style:font-name-complex="Times New Roman1" style:font-size-complex="11.5pt"/>
    </style:style>
    <style:style style:name="P5" style:family="paragraph" style:parent-style-name="Default">
      <style:paragraph-properties fo:margin-left="0in" fo:margin-right="0in" fo:margin-top="0in" fo:margin-bottom="0in" loext:contextual-spacing="false" fo:line-height="115%" fo:text-align="justify" style:justify-single-word="false" fo:text-indent="0in" style:auto-text-indent="false">
        <style:tab-stops/>
      </style:paragraph-properties>
      <style:text-properties style:font-name="Times New Roman" fo:font-size="11pt" fo:font-style="italic" style:font-name-asian="Times New Roman1" style:font-size-asian="11pt" style:font-style-asian="italic" style:font-name-complex="Times New Roman1" style:font-size-complex="11pt" style:font-style-complex="italic"/>
    </style:style>
    <style:style style:name="P6" style:family="paragraph" style:parent-style-name="Default">
      <style:paragraph-properties fo:margin-left="0in" fo:margin-right="0in" fo:margin-top="0in" fo:margin-bottom="0in" loext:contextual-spacing="false" fo:line-height="115%" fo:text-align="justify" style:justify-single-word="false" fo:text-indent="0in" style:auto-text-indent="false">
        <style:tab-stops/>
      </style:paragraph-properties>
      <style:text-properties style:font-name="Times New Roman" fo:font-size="11pt" style:font-name-asian="Times New Roman1" style:font-size-asian="11pt" style:font-name-complex="Times New Roman1" style:font-size-complex="11pt"/>
    </style:style>
    <style:style style:name="P7" style:family="paragraph" style:parent-style-name="Standard">
      <style:paragraph-properties fo:margin-left="0in" fo:margin-right="0in" fo:margin-top="0in" fo:margin-bottom="0in" loext:contextual-spacing="false" fo:line-height="105%" fo:text-align="center" style:justify-single-word="false" fo:text-indent="0in" style:auto-text-indent="false"/>
    </style:style>
    <style:style style:name="P8" style:family="paragraph" style:parent-style-name="Standard">
      <style:paragraph-properties fo:margin-left="0in" fo:margin-right="0in" fo:margin-top="0in" fo:margin-bottom="0in" loext:contextual-spacing="false" fo:line-height="105%" fo:text-align="center" style:justify-single-word="false" fo:text-indent="0in" style:auto-text-indent="false"/>
      <style:text-properties style:font-name="Times New Roman" fo:font-weight="bold" style:font-name-asian="Times New Roman1" style:font-weight-asian="bold" style:font-name-complex="Times New Roman1" style:font-size-complex="12pt" style:font-style-complex="italic" style:font-weight-complex="bold"/>
    </style:style>
    <style:style style:name="P9"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0" style:family="paragraph" style:parent-style-name="Heading_20_2">
      <style:paragraph-properties fo:margin-left="0in" fo:margin-right="0in" fo:line-height="105%" fo:text-indent="0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11" style:family="paragraph" style:parent-style-name="Standard">
      <style:paragraph-properties fo:margin-left="0in" fo:margin-right="0in" fo:margin-top="0in" fo:margin-bottom="0in" loext:contextual-spacing="true" fo:line-height="105%" fo:text-indent="0in" style:auto-text-indent="false"/>
    </style:style>
    <style:style style:name="P12" style:family="paragraph" style:parent-style-name="Standard">
      <style:paragraph-properties fo:margin-left="0in" fo:margin-right="0in" fo:margin-top="0in" fo:margin-bottom="0in" loext:contextual-spacing="true" fo:line-height="105%" fo:text-align="justify" style:justify-single-word="false" fo:text-indent="0in" style:auto-text-indent="false"/>
    </style:style>
    <style:style style:name="P13"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14"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15"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style:font-name-asian="Times New Roman1" style:font-size-asian="12pt" style:font-weight-asian="bold" style:font-name-complex="Times New Roman1" style:font-size-complex="12pt"/>
    </style:style>
    <style:style style:name="P16"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style:font-name-asian="Times New Roman1" style:font-size-asian="12pt" style:font-name-complex="Times New Roman1" style:font-size-complex="12pt"/>
    </style:style>
    <style:style style:name="P17" style:family="paragraph" style:parent-style-name="Standard">
      <style:paragraph-properties fo:margin-left="0in" fo:margin-right="0in" fo:margin-top="0in" fo:margin-bottom="0in" loext:contextual-spacing="true" fo:line-height="105%" fo:text-indent="0in" style:auto-text-indent="false"/>
      <style:text-properties officeooo:rsid="001e8d54" officeooo:paragraph-rsid="001e8d54"/>
    </style:style>
    <style:style style:name="P1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1d2cc1"/>
    </style:style>
    <style:style style:name="P1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20" style:family="paragraph" style:parent-style-name="Standard">
      <style:paragraph-properties fo:margin-left="0in" fo:margin-right="0in" fo:line-height="105%" fo:text-indent="0in" style:auto-text-indent="false"/>
      <style:text-properties fo:language="en" fo:country="GB"/>
    </style:style>
    <style:style style:name="P21" style:family="paragraph" style:parent-style-name="Standard">
      <style:paragraph-properties fo:margin-left="0in" fo:margin-right="0in" fo:line-height="105%" fo:text-indent="0in" style:auto-text-indent="false"/>
    </style:style>
    <style:style style:name="P22" style:family="paragraph" style:parent-style-name="Standard">
      <style:paragraph-properties fo:margin-left="0in" fo:margin-right="0in" fo:line-height="105%" fo:text-indent="0in" style:auto-text-indent="false" fo:break-before="page"/>
      <style:text-properties style:font-name="Times New Roman" fo:language="en" fo:country="GB" style:font-name-asian="Times New Roman1" style:font-name-complex="Times New Roman1"/>
    </style:style>
    <style:style style:name="P23" style:family="paragraph" style:parent-style-name="Standard">
      <style:paragraph-properties fo:margin-left="0in" fo:margin-right="0in" fo:margin-top="0in" fo:margin-bottom="0.111in" loext:contextual-spacing="true" fo:line-height="105%"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24" style:family="paragraph" style:parent-style-name="Standard">
      <style:paragraph-properties fo:margin-left="0in" fo:margin-right="0in" fo:margin-top="0in" fo:margin-bottom="0.111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25" style:family="paragraph" style:parent-style-name="List_20_Paragraph">
      <style:paragraph-properties fo:margin-left="0.4902in" fo:margin-right="0in" fo:margin-top="0in" fo:margin-bottom="0in" loext:contextual-spacing="tru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26" style:family="paragraph" style:parent-style-name="List_20_Paragraph">
      <style:paragraph-properties fo:margin-left="0.4902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27" style:family="paragraph" style:parent-style-name="Standard">
      <style:paragraph-properties fo:margin-left="0in" fo:margin-right="0.6299in" fo:margin-top="0in" fo:margin-bottom="0in" loext:contextual-spacing="true" fo:line-height="105%" fo:text-align="justify" style:justify-single-word="false" fo:text-indent="3.1492in" style:auto-text-indent="false">
        <style:tab-stops>
          <style:tab-stop style:position="3.25in"/>
          <style:tab-stop style:position="6.4984in"/>
        </style:tab-stops>
      </style:paragraph-properties>
      <style:text-properties fo:color="#ff0000"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28"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29" style:family="paragraph" style:parent-style-name="Standard">
      <style:paragraph-properties fo:margin-left="4.5in" fo:margin-right="0in" fo:margin-top="0in" fo:margin-bottom="0in" loext:contextual-spacing="true" fo:line-height="105%" fo:text-indent="0in" style:auto-text-indent="false"/>
      <style:text-properties style:font-name="Times New Roman" fo:font-size="12pt" fo:language="en" fo:country="GB" fo:font-style="italic" style:font-name-asian="Times New Roman1" style:font-size-asian="12pt" style:font-style-asian="italic" style:font-name-complex="Times New Roman1" style:font-size-complex="12pt"/>
    </style:style>
    <style:style style:name="P30" style:family="paragraph" style:parent-style-name="Standard">
      <style:paragraph-properties fo:margin-left="4.5in" fo:margin-right="0in" fo:margin-top="0in" fo:margin-bottom="0in" loext:contextual-spacing="true" fo:line-height="105%" fo:text-indent="0in" style:auto-text-indent="false"/>
    </style:style>
    <style:style style:name="P31" style:family="paragraph" style:parent-style-name="Heading_20_2">
      <style:paragraph-properties fo:margin-left="0in" fo:margin-right="0in" fo:line-height="105%" fo:text-indent="0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32" style:family="paragraph" style:parent-style-name="Heading_20_2">
      <style:paragraph-properties fo:margin-left="0in" fo:margin-right="0in" fo:margin-top="0.028in" fo:margin-bottom="0in" loext:contextual-spacing="true" fo:line-height="105%" fo:text-indent="0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33" style:family="paragraph" style:parent-style-name="Heading_20_2">
      <style:paragraph-properties fo:margin-left="0.4917in" fo:margin-right="0in" fo:margin-top="0.028in" fo:margin-bottom="0in" loext:contextual-spacing="true" fo:line-height="105%" fo:text-indent="-0.4917in" style:auto-text-indent="false"/>
      <style:text-properties style:use-window-font-color="true"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34" style:family="paragraph" style:parent-style-name="Default">
      <style:paragraph-properties fo:margin-left="0in" fo:margin-right="0in" fo:line-height="115%" fo:text-indent="0in" style:auto-text-indent="false">
        <style:tab-stops/>
      </style:paragraph-properties>
      <style:text-properties style:font-name="Times New Roman" fo:font-size="11.5pt" style:font-name-asian="Times New Roman1" style:font-size-asian="11.5pt" style:font-name-complex="Times New Roman1" style:font-size-complex="11.5pt"/>
    </style:style>
    <style:style style:name="P35" style:family="paragraph" style:parent-style-name="Default">
      <style:paragraph-properties fo:margin-left="0in" fo:margin-right="0in" fo:line-height="115%" fo:text-indent="0in" style:auto-text-indent="false">
        <style:tab-stops/>
      </style:paragraph-properties>
      <style:text-properties style:font-name="Times New Roman" fo:font-size="11.5pt" fo:font-weight="bold" style:font-name-asian="Times New Roman1" style:font-size-asian="11.5pt" style:font-weight-asian="bold" style:font-name-complex="Times New Roman1" style:font-size-complex="11.5pt" style:font-weight-complex="bold"/>
    </style:style>
    <style:style style:name="P36" style:family="paragraph" style:parent-style-name="Default">
      <style:paragraph-properties fo:margin-left="0in" fo:margin-right="0in" fo:line-height="115%" fo:text-indent="0in" style:auto-text-indent="false">
        <style:tab-stops/>
      </style:paragraph-properties>
      <style:text-properties style:font-name="Times New Roman" fo:font-size="11pt" fo:font-weight="bold" style:font-name-asian="Times New Roman1" style:font-size-asian="11pt" style:font-weight-asian="bold" style:font-name-complex="Times New Roman1" style:font-size-complex="11pt" style:font-weight-complex="bold"/>
    </style:style>
    <style:style style:name="P37" style:family="paragraph" style:parent-style-name="List_20_Paragraph" style:list-style-name="WWNum1">
      <style:paragraph-properties fo:margin-top="0in" fo:margin-bottom="0in" loext:contextual-spacing="true" fo:line-height="105%" fo:text-align="justify" style:justify-single-word="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38" style:family="paragraph" style:parent-style-name="Standard">
      <style:text-properties style:font-name="Calibri" fo:font-size="11pt"/>
    </style:style>
    <style:style style:name="P39" style:family="paragraph" style:parent-style-name="Standard" style:master-page-name="Standard">
      <style:paragraph-properties fo:margin-left="0in" fo:margin-right="0in" fo:margin-top="0in" fo:margin-bottom="0in" loext:contextual-spacing="true" fo:line-height="105%" fo:text-align="center" style:justify-single-word="false" fo:text-indent="0in" style:auto-text-indent="false" style:page-number="auto"/>
    </style:style>
    <style:style style:name="P40"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41"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42"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43" style:family="paragraph" style:parent-style-name="Standard">
      <style:paragraph-properties fo:margin-left="0in" fo:margin-right="0in" fo:margin-top="0in" fo:margin-bottom="0in" loext:contextual-spacing="true" fo:line-height="105%" fo:text-indent="0in" style:auto-text-indent="false"/>
      <style:text-properties style:font-name="Times New Roman" fo:font-size="12pt" style:font-name-asian="Times New Roman1" style:font-size-asian="12pt" style:font-name-complex="Times New Roman1" style:font-size-complex="12pt"/>
    </style:style>
    <style:style style:name="P44"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P45" style:family="paragraph" style:parent-style-name="Standard">
      <style:paragraph-properties fo:margin-left="0in" fo:margin-right="0in" fo:margin-top="0in" fo:margin-bottom="0in" loext:contextual-spacing="true" fo:line-height="105%" fo:text-align="center" style:justify-single-word="false" fo:text-indent="0in" style:auto-text-indent="false">
        <style:tab-stops/>
      </style:paragraph-properties>
      <style:text-properties fo:color="#000000" style:font-name="Times New Roman" fo:language="en" fo:country="GB" fo:font-weight="bold" style:font-name-asian="Times New Roman1" style:font-weight-asian="bold" style:font-name-complex="Times New Roman1" style:font-size-complex="12pt" style:font-weight-complex="bold"/>
    </style:style>
    <style:style style:name="P46"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fo:font-weight="normal" style:font-name-asian="Times New Roman1" style:font-size-asian="12pt" style:font-weight-asian="normal" style:font-name-complex="Times New Roman1" style:font-size-complex="12pt" style:font-weight-complex="normal"/>
    </style:style>
    <style:style style:name="P47"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style:font-name-asian="Times New Roman1" style:font-size-asian="12pt" style:font-name-complex="Times New Roman1" style:font-size-complex="12pt"/>
    </style:style>
    <style:style style:name="P48" style:family="paragraph" style:parent-style-name="Standard">
      <style:paragraph-properties fo:margin-left="0in" fo:margin-right="0in" fo:margin-top="0in" fo:margin-bottom="0in" loext:contextual-spacing="true" fo:line-height="105%" fo:text-indent="0in" style:auto-text-indent="false">
        <style:tab-stops/>
      </style:paragraph-properties>
      <style:text-properties fo:color="#000000" style:font-name="Times New Roman" fo:font-size="12pt" fo:language="en" fo:country="GB" fo:font-weight="normal" style:font-name-asian="Times New Roman1" style:font-size-asian="12pt" style:font-weight-asian="normal" style:font-name-complex="Times New Roman1" style:font-size-complex="12pt" style:font-weight-complex="normal"/>
    </style:style>
    <style:style style:name="P4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5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rsid="0024a4a0" officeooo:paragraph-rsid="0024a4a0" style:font-name-asian="Times New Roman1" style:font-name-complex="Times New Roman1"/>
    </style:style>
    <style:style style:name="P5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rsid="002aa1e6" officeooo:paragraph-rsid="002aa1e6" style:font-name-asian="Times New Roman1" style:font-name-complex="Times New Roman1"/>
    </style:style>
    <style:style style:name="P5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font-size="14pt" fo:font-weight="bold" style:font-name-asian="Times New Roman1" style:font-size-asian="14pt" style:font-weight-asian="bold" style:font-name-complex="Times New Roman1" style:font-size-complex="12pt" style:font-style-complex="italic" style:font-weight-complex="bold"/>
    </style:style>
    <style:style style:name="P5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font-size="12pt" fo:language="en" fo:country="GB" style:font-name-asian="Times New Roman1" style:font-size-asian="12pt" style:font-name-complex="Times New Roman1" style:font-size-complex="12pt"/>
    </style:style>
    <style:style style:name="P54" style:family="paragraph" style:parent-style-name="Standard">
      <style:paragraph-properties fo:margin-left="0in" fo:margin-right="0in" fo:margin-top="0in" fo:margin-bottom="0in" loext:contextual-spacing="false" fo:line-height="105%" fo:text-align="center" style:justify-single-word="false" fo:text-indent="0in" style:auto-text-indent="false"/>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2pt" style:font-style-complex="italic" style:font-weight-complex="bold"/>
    </style:style>
    <style:style style:name="P55" style:family="paragraph" style:parent-style-name="Standard">
      <style:paragraph-properties fo:margin-left="0in" fo:margin-right="0in" fo:margin-top="0in" fo:margin-bottom="0.111in" loext:contextual-spacing="true" fo:line-height="105%" fo:text-align="justify" style:justify-single-word="false" fo:text-indent="0in" style:auto-text-indent="false"/>
      <style:text-properties style:font-name="Times New Roman" fo:language="en" fo:country="GB" style:font-name-asian="Times New Roman1" style:font-name-complex="Times New Roman1" style:font-size-complex="12pt"/>
    </style:style>
    <style:style style:name="P56" style:family="paragraph" style:parent-style-name="Standard">
      <style:paragraph-properties fo:margin-left="0in" fo:margin-right="0in" fo:margin-top="0in" fo:margin-bottom="0.111in" loext:contextual-spacing="true" fo:line-height="105%" fo:text-align="justify" style:justify-single-word="false" fo:text-indent="0in" style:auto-text-indent="false"/>
      <style:text-properties style:font-name="Times New Roman" fo:language="en" fo:country="GB" fo:font-style="italic" style:font-name-asian="Times New Roman1" style:font-style-asian="italic" style:font-name-complex="Times New Roman1" style:font-size-complex="12pt"/>
    </style:style>
    <style:style style:name="P57" style:family="paragraph" style:parent-style-name="Standard">
      <style:paragraph-properties fo:margin-left="0.4445in" fo:margin-right="0in" fo:margin-top="0in" fo:margin-bottom="0.0972in" loext:contextual-spacing="false" fo:line-height="120%" fo:text-indent="-0.4445in" style:auto-text-indent="false"/>
      <style:text-properties style:font-name="Calibri" fo:font-size="11pt"/>
    </style:style>
    <style:style style:name="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T2"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11pt"/>
    </style:style>
    <style:style style:name="T3"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9pt"/>
    </style:style>
    <style:style style:name="T4"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T5"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T6" style:family="text">
      <style:text-properties style:use-window-font-color="true" style:font-name="Times New Roman" fo:font-size="11pt" fo:language="en" fo:country="GB" officeooo:rsid="00132c6b" style:letter-kerning="true" style:font-name-asian="Times New Roman1" style:font-size-asian="11pt" style:language-asian="hi" style:country-asian="IN" style:font-name-complex="Times New Roman1" style:font-size-complex="11pt"/>
    </style:style>
    <style:style style:name="T7" style:family="text">
      <style:text-properties style:use-window-font-color="true" style:font-name="Times New Roman" fo:font-size="11pt" fo:language="en" fo:country="GB" officeooo:rsid="001b2fe6" style:letter-kerning="true" style:font-name-asian="Times New Roman1" style:font-size-asian="11pt" style:language-asian="hi" style:country-asian="IN" style:font-name-complex="Times New Roman1" style:font-size-complex="11pt"/>
    </style:style>
    <style:style style:name="T8" style:family="text">
      <style:text-properties style:use-window-font-color="true"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9" style:family="text">
      <style:text-properties style:use-window-font-color="true" style:font-name="Times New Roman" fo:font-size="11pt" fo:language="en" fo:country="GB" officeooo:rsid="0024a4a0" style:letter-kerning="true" style:font-name-asian="Times New Roman1" style:font-size-asian="11pt" style:language-asian="hi" style:country-asian="IN" style:font-name-complex="Times New Roman1" style:font-size-complex="11pt"/>
    </style:style>
    <style:style style:name="T10" style:family="text">
      <style:text-properties style:use-window-font-color="true" style:text-position="0% 100%"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11" style:family="text">
      <style:text-properties style:use-window-font-color="true" style:text-position="33% 58%"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12" style:family="text">
      <style:text-properties fo:color="#808080" style:font-name="Calibri" fo:font-size="8pt" fo:language="en" fo:country="US" style:letter-kerning="true" style:font-name-asian="Arial1" style:font-size-asian="8pt" style:language-asian="ar" style:country-asian="SA" style:font-size-complex="10pt"/>
    </style:style>
    <style:style style:name="T13" style:family="text">
      <style:text-properties fo:color="#7f7f7f" style:font-name="Calibri" fo:font-size="8pt" fo:language="en" fo:country="US" style:letter-kerning="true" style:font-name-asian="Arial1" style:font-size-asian="8pt" style:language-asian="ar" style:country-asian="SA" style:font-size-complex="8pt"/>
    </style:style>
    <style:style style:name="T14" style:family="text">
      <style:text-properties fo:color="#7f7f7f" style:font-name="Calibri" fo:font-size="8pt" fo:language="en" fo:country="US" style:letter-kerning="true" style:font-name-asian="Arial1" style:font-size-asian="8pt" style:language-asian="ar" style:country-asian="SA" style:font-size-complex="10pt"/>
    </style:style>
    <style:style style:name="T15"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T16" style:family="text">
      <style:text-properties style:font-name="Times New Roman" fo:font-size="14pt" fo:language="en" fo:country="GB" style:text-underline-style="solid" style:text-underline-width="auto" style:text-underline-color="font-color" fo:font-weight="bold" style:font-name-asian="Times New Roman1" style:font-size-asian="14pt" style:font-weight-asian="bold" style:font-name-complex="Times New Roman1" style:font-size-complex="12pt" style:font-weight-complex="bold"/>
    </style:style>
    <style:style style:name="T17" style:family="text">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T18" style:family="text">
      <style:text-properties style:font-name="Times New Roman" fo:font-size="14pt" style:font-name-asian="Times New Roman1" style:font-size-asian="14pt" style:font-name-complex="Times New Roman1" style:font-size-complex="12pt"/>
    </style:style>
    <style:style style:name="T19"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style>
    <style:style style:name="T20"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21" style:family="text">
      <style:text-properties style:font-name="Times New Roman" fo:font-size="12pt" fo:language="en" fo:country="GB" fo:font-weight="bold" style:font-name-asian="Times New Roman1" style:font-size-asian="12pt" style:font-weight-asian="bold" style:font-name-complex="Times New Roman1" style:font-size-complex="12pt"/>
    </style:style>
    <style:style style:name="T22" style:family="text">
      <style:text-properties style:font-name="Times New Roman" fo:font-size="12pt" style:font-name-asian="Times New Roman1" style:font-size-asian="12pt" style:font-name-complex="Times New Roman1" style:font-size-complex="12pt"/>
    </style:style>
    <style:style style:name="T23" style:family="text">
      <style:text-properties style:font-name="Times New Roman" fo:language="en" fo:country="GB" officeooo:rsid="00132c6b" style:font-name-asian="Times New Roman1" style:font-name-complex="Times New Roman1"/>
    </style:style>
    <style:style style:name="T24" style:family="text">
      <style:text-properties style:font-name="Times New Roman" fo:language="en" fo:country="GB" officeooo:rsid="00114326" style:font-name-asian="Times New Roman1" style:font-name-complex="Times New Roman1"/>
    </style:style>
    <style:style style:name="T25" style:family="text">
      <style:text-properties style:font-name="Times New Roman" fo:language="en" fo:country="GB" officeooo:rsid="0013d54a" style:font-name-asian="Times New Roman1" style:font-name-complex="Times New Roman1"/>
    </style:style>
    <style:style style:name="T26" style:family="text">
      <style:text-properties style:font-name="Times New Roman" fo:language="en" fo:country="GB" officeooo:rsid="001574e3" style:font-name-asian="Times New Roman1" style:font-name-complex="Times New Roman1"/>
    </style:style>
    <style:style style:name="T27" style:family="text">
      <style:text-properties style:font-name="Times New Roman" fo:language="en" fo:country="GB" officeooo:rsid="001b2fe6" style:font-name-asian="Times New Roman1" style:font-name-complex="Times New Roman1"/>
    </style:style>
    <style:style style:name="T28" style:family="text">
      <style:text-properties style:font-name="Times New Roman" fo:language="en" fo:country="GB" officeooo:rsid="001d2cc1" style:font-name-asian="Times New Roman1" style:font-name-complex="Times New Roman1"/>
    </style:style>
    <style:style style:name="T29" style:family="text">
      <style:text-properties style:font-name="Times New Roman" fo:language="en" fo:country="GB" officeooo:rsid="0024a4a0" style:font-name-asian="Times New Roman1" style:font-name-complex="Times New Roman1"/>
    </style:style>
    <style:style style:name="T30" style:family="text">
      <style:text-properties style:font-name="Times New Roman" fo:font-weight="bold" style:font-name-asian="Times New Roman1" style:font-weight-asian="bold" style:font-name-complex="Times New Roman1" style:font-size-complex="12pt" style:font-style-complex="italic" style:font-weight-complex="bold"/>
    </style:style>
    <style:style style:name="T31" style:family="text">
      <style:text-properties style:font-name="Times New Roman" fo:font-style="italic" fo:font-weight="bold" style:font-name-asian="Times New Roman1" style:font-style-asian="italic" style:font-weight-asian="bold" style:font-name-complex="Times New Roman1" style:font-size-complex="12pt" style:font-style-complex="italic" style:font-weight-complex="bold"/>
    </style:style>
    <style:style style:name="T32" style:family="text">
      <style:text-properties style:font-name="Times New Roman" fo:font-size="11.5pt" fo:font-style="italic" style:font-name-asian="Times New Roman1" style:font-size-asian="11.5pt" style:font-style-asian="italic" style:font-name-complex="Times New Roman1" style:font-size-complex="11.5pt" style:font-style-complex="italic"/>
    </style:style>
    <style:style style:name="T33" style:family="text">
      <style:text-properties style:font-name="Times New Roman" style:font-name-asian="Times New Roman1" style:font-name-complex="Times New Roman1"/>
    </style:style>
    <style:style style:name="T34" style:family="text">
      <style:text-properties style:font-name="Times New Roman" fo:font-size="11pt" fo:font-style="italic" style:font-name-asian="Times New Roman1" style:font-size-asian="11pt" style:font-style-asian="italic" style:font-name-complex="Times New Roman1" style:font-size-complex="11pt" style:font-style-complex="italic"/>
    </style:style>
    <style:style style:name="T35" style:family="text">
      <style:text-properties fo:color="#ff0000" style:font-name="Times New Roman" fo:font-size="14pt" fo:language="en" fo:country="GB" fo:font-style="italic" style:text-underline-style="solid" style:text-underline-width="auto" style:text-underline-color="font-color" fo:font-weight="bold" style:font-name-asian="Times New Roman1" style:font-size-asian="14pt" style:font-style-asian="italic" style:font-weight-asian="bold" style:font-name-complex="Times New Roman1" style:font-size-complex="12pt" style:font-style-complex="italic" style:font-weight-complex="bold"/>
    </style:style>
    <style:style style:name="T36" style:family="text">
      <style:text-properties style:text-position="0% 100%" style:font-name="Times New Roman" fo:language="en" fo:country="GB" officeooo:rsid="0013d54a" style:font-name-asian="Times New Roman1" style:font-name-complex="Times New Roman1"/>
    </style:style>
    <style:style style:name="T37" style:family="text">
      <style:text-properties style:text-position="33% 58%" style:font-name="Times New Roman" fo:language="en" fo:country="GB" officeooo:rsid="0013d54a" style:font-name-asian="Times New Roman1" style:font-name-complex="Times New Roman1"/>
    </style:style>
    <style:style style:name="T38" style:family="text">
      <style:text-properties style:text-position="33% 58%" officeooo:rsid="0026a84c"/>
    </style:style>
    <style:style style:name="T39" style:family="text">
      <style:text-properties style:text-position="33% 58%" officeooo:rsid="0026f3a4"/>
    </style:style>
    <style:style style:name="T40" style:family="text">
      <style:text-properties style:text-position="33% 58%" officeooo:rsid="0028dafe"/>
    </style:style>
    <style:style style:name="T41" style:family="text">
      <style:text-properties fo:font-style="italic" style:font-style-asian="italic"/>
    </style:style>
    <style:style style:name="T42" style:family="text">
      <style:text-properties fo:font-weight="bold" style:font-weight-asian="bold"/>
    </style:style>
    <style:style style:name="T43" style:family="text">
      <style:text-properties officeooo:rsid="0026a84c"/>
    </style:style>
    <style:style style:name="T44" style:family="text">
      <style:text-properties officeooo:rsid="0026f3a4"/>
    </style:style>
    <style:style style:name="T45" style:family="text">
      <style:text-properties officeooo:rsid="00275b20"/>
    </style:style>
    <style:style style:name="T46" style:family="text">
      <style:text-properties officeooo:rsid="0028dafe"/>
    </style:style>
    <style:style style:name="T47" style:family="text">
      <style:text-properties officeooo:rsid="002bb4e1"/>
    </style:style>
    <style:style style:name="T48" style:family="text">
      <style:text-properties officeooo:rsid="002c4d6d"/>
    </style:style>
    <style:style style:name="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16">Part B-1</text:span><text:span text:style-name="T35"> </text:span></text:p>
      <text:p text:style-name="P27"/>
      <text:p text:style-name="P12"><text:span text:style-name="T17">1. Excellence</text:span><text:span text:style-name="T18"> <text:s/></text:span><text:span text:style-name="T17"><text:s/></text:span></text:p>
      <text:p text:style-name="P13"><text:s/></text:p>
      <text:list xml:id="list2128584240" text:style-name="WWNum1">
        <text:list-item>
          <text:list>
            <text:list-item>
              <text:p text:style-name="P37">Quality and pertinence of the project’s research and innovation objectives (and the extent to which they are ambitious, and go beyond the state of the art)</text:p>
            </text:list-item>
          </text:list>
        </text:list-item>
      </text:list>
      <text:p text:style-name="P19">Introduction</text:p>
      <text:p text:style-name="P18"><text:span text:style-name="T6">A</text:span><text:span text:style-name="T24">ctive matter, </text:span><text:span text:style-name="T26">denoting collections of actively moving particles,</text:span><text:span text:style-name="T24"> </text:span><text:span text:style-name="T23">is </text:span><text:span text:style-name="T24">an emerging subject of study at the interface between </text:span><text:span text:style-name="T23">soft matter</text:span><text:span text:style-name="T24"> physics and biology. </text:span><text:span text:style-name="T23">It has </text:span><text:span text:style-name="T27">been</text:span><text:span text:style-name="T23"> attract</text:span><text:span text:style-name="T27">ing</text:span><text:span text:style-name="T23"> increasing </text:span><text:span text:style-name="T7">interest</text:span><text:span text:style-name="T23"> </text:span><text:span text:style-name="T27">over the past few decades </text:span><text:span text:style-name="T28">due to its intriguing properties and applicability in a broad range of length scales, </text:span><text:span text:style-name="T29">from animals to tissues and cells</text:span><text:span text:style-name="T25">.</text:span><text:reference-mark-start text:name="ADDIN CSL_CITATION {&quot;citationItems&quot;: [{&quot;id&quot;: &quot;ITEM-1&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1&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2&quot;, &quot;itemData&quot;: {&quot;DOI&quot;: &quot;10.1103/RevModPhys.85.1143&quot;, &quot;ISBN&quot;: &quot;0034-6861&quot;, &quot;ISSN&quot;: &quot;00346861&quot;, &quot;abstract&quot;: &quot;This review summarizes theoretical progress in the field of active matter, placing it in the context of recent experiments. This approach offers a unified framework for the mechanical and statistical properties of living matter: biofilaments and molecular motors in vitro or in vivo, collections of motile microorganisms, animal flocks, and chemical or mechanical imitations. A major goal of this review is to integrate several approaches proposed in the literature, from semimicroscopic to phenomenological. In particular, first considered are \&quot;dry\&quot; systems, defined as those where momentum is not conserved due to friction with a substrate or an embedding porous medium. The differences and similarities between two types of orientationally ordered states, the nematic and the polar, are clarified. Next, the active hydrodynamics of suspensions or \&quot;wet\&quot; systems is discussed and the relation with and difference from the dry case, as well as various large-scale instabilities of these nonequilibrium states of matter, are highlighted. Further highlighted are various large-scale instabilities of these nonequilibrium states of matter. Various semimicroscopic derivations of the continuum theory are discussed and connected, highlighting the unifying and generic nature of the continuum model. Throughout the review, the experimental relevance of these theories for describing bacterial swarms and suspensions, the cytoskeleton of living cells, and vibrated granular material is discussed. Promising extensions toward greater realism in specific contexts from cell biology to animal behavior are suggested, and remarks are given on some exotic active-matter analogs. Last, the outlook for a quantitative understanding of active matter, through the interplay of detailed theory with controlled experiments on simplified systems, with living or artificial constituents, is summarized. \u00a9 2013 American Physical Society.&quot;, &quot;author&quot;: [{&quot;dropping-particle&quot;: &quot;&quot;, &quot;family&quot;: &quot;Marchetti&quot;, &quot;given&quot;: &quot;M. C.&quot;, &quot;non-dropping-particle&quot;: &quot;&quot;, &quot;parse-names&quot;: false, &quot;suffix&quot;: &quot;&quot;}, {&quot;dropping-particle&quot;: &quot;&quot;, &quot;family&quot;: &quot;Joanny&quot;, &quot;given&quot;: &quot;J. F.&quot;, &quot;non-dropping-particle&quot;: &quot;&quot;, &quot;parse-names&quot;: false, &quot;suffix&quot;: &quot;&quot;}, {&quot;dropping-particle&quot;: &quot;&quot;, &quot;family&quot;: &quot;Ramaswamy&quot;, &quot;given&quot;: &quot;S.&quot;, &quot;non-dropping-particle&quot;: &quot;&quot;, &quot;parse-names&quot;: false, &quot;suffix&quot;: &quot;&quot;}, {&quot;dropping-particle&quot;: &quot;&quot;, &quot;family&quot;: &quot;Liverpool&quot;, &quot;given&quot;: &quot;T. B.&quot;, &quot;non-dropping-particle&quot;: &quot;&quot;, &quot;parse-names&quot;: false, &quot;suffix&quot;: &quot;&quot;}, {&quot;dropping-particle&quot;: &quot;&quot;, &quot;family&quot;: &quot;Prost&quot;, &quot;given&quot;: &quot;J.&quot;, &quot;non-dropping-particle&quot;: &quot;&quot;, &quot;parse-names&quot;: false, &quot;suffix&quot;: &quot;&quot;}, {&quot;dropping-particle&quot;: &quot;&quot;, &quot;family&quot;: &quot;Rao&quot;, &quot;given&quot;: &quot;Madan&quot;, &quot;non-dropping-particle&quot;: &quot;&quot;, &quot;parse-names&quot;: false, &quot;suffix&quot;: &quot;&quot;}, {&quot;dropping-particle&quot;: &quot;&quot;, &quot;family&quot;: &quot;Simha&quot;, &quot;given&quot;: &quot;R. Aditi&quot;, &quot;non-dropping-particle&quot;: &quot;&quot;, &quot;parse-names&quot;: false, &quot;suffix&quot;: &quot;&quot;}], &quot;container-title&quot;: &quot;Reviews of Modern Physics&quot;, &quot;id&quot;: &quot;ITEM-2&quot;, &quot;issue&quot;: &quot;3&quot;, &quot;issued&quot;: {&quot;date-parts&quot;: [[&quot;2013&quot;]]}, &quot;page&quot;: &quot;1143-1189&quot;, &quot;title&quot;: &quot;Hydrodynamics of soft active matter&quot;, &quot;type&quot;: &quot;article-journal&quot;, &quot;volume&quot;: &quot;85&quot;}, &quot;uris&quot;: [&quot;http://www.mendeley.com/documents/?uuid=80d467e0-dbe8-4019-909e-5713847507d1&quot;]}, {&quot;id&quot;: &quot;ITEM-3&quot;, &quot;itemData&quot;: {&quot;DOI&quot;: &quot;10.1103/RevModPhys.88.045006&quot;, &quot;ISSN&quot;: &quot;15390756&quot;, &quot;abstract&quot;: &quot;Differently from passive Brownian particles, active particles, also known as self-propelled Brownian particles or microswimmers and nanoswimmers, are capable of taking up energy from their environment and converting it into directed motion. Because of this constant flow of energy, their behavior can be explained and understood only within the framework of nonequilibrium physics. In the biological realm, many cells perform directed motion, for example, as a way to browse for nutrients or to avoid toxins. Inspired by these motile microorganisms, researchers have been developing artificial particles that feature similar swimming behaviors based on different mechanisms. These man-made micromachines and nanomachines hold a great potential as autonomous agents for health care, sustainability, and security applications. With a focus on the basic physical features of the interactions of self-propelled Brownian particles with a crowded and complex environment, this comprehensive review will provide a guided tour through its basic principles, the development of artificial self-propelling microparticles and nanoparticles, and their application to the study of nonequilibrium phenomena, as well as the open challenges that the field is currently facing.&quot;, &quot;author&quot;: [{&quot;dropping-particle&quot;: &quot;&quot;, &quot;family&quot;: &quot;Bechinger&quot;, &quot;given&quot;: &quot;Clemens&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L\u00f6wen&quot;, &quot;given&quot;: &quot;Hartmut&quot;, &quot;non-dropping-particle&quot;: &quot;&quot;, &quot;parse-names&quot;: false, &quot;suffix&quot;: &quot;&quot;}, {&quot;dropping-particle&quot;: &quot;&quot;, &quot;family&quot;: &quot;Reichhardt&quot;, &quot;given&quot;: &quot;Charles&quot;, &quot;non-dropping-particle&quot;: &quot;&quot;, &quot;parse-names&quot;: false, &quot;suffix&quot;: &quot;&quot;}, {&quot;dropping-particle&quot;: &quot;&quot;, &quot;family&quot;: &quot;Volpe&quot;, &quot;given&quot;: &quot;Giorgi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Reviews of Modern Physics&quot;, &quot;id&quot;: &quot;ITEM-3&quot;, &quot;issue&quot;: &quot;4&quot;, &quot;issued&quot;: {&quot;date-parts&quot;: [[&quot;2016&quot;]]}, &quot;title&quot;: &quot;Active particles in complex and crowded environments&quot;, &quot;type&quot;: &quot;article-journal&quot;, &quot;volume&quot;: &quot;88&quot;}, &quot;uris&quot;: [&quot;http://www.mendeley.com/documents/?uuid=fe5fcb24-70db-447f-a7b0-c3514cae0bc5&quot;]}, {&quot;id&quot;: &quot;ITEM-4&quot;, &quot;itemData&quot;: {&quot;DOI&quot;: &quot;10.1088/1742-5468/aa6bc5&quot;, &quot;ISSN&quot;: &quot;17425468&quot;, &quot;abstract&quot;: &quot;The study of systems with sustained energy uptake and dissipation at the scale of the constituent particles is an area of central interest in nonequilibrium statistical physics. Identifying such systems as a distinct category - Active matter - unifies our understanding of autonomous collective movement in the living world and in some surprising inanimate imitations. In this article I present the active matter framework, briefly recall some early work, review our recent results on single-particle and collective behaviour, including experiments on active granular monolayers, and discuss new directions for the future.&quot;, &quot;author&quot;: [{&quot;dropping-particle&quot;: &quot;&quot;, &quot;family&quot;: &quot;Ramaswamy&quot;, &quot;given&quot;: &quot;Sriram&quot;, &quot;non-dropping-particle&quot;: &quot;&quot;, &quot;parse-names&quot;: false, &quot;suffix&quot;: &quot;&quot;}], &quot;container-title&quot;: &quot;Journal of Statistical Mechanics: Theory and Experiment&quot;, &quot;id&quot;: &quot;ITEM-4&quot;, &quot;issue&quot;: &quot;5&quot;, &quot;issued&quot;: {&quot;date-parts&quot;: [[&quot;2017&quot;]]}, &quot;publisher&quot;: &quot;IOP Publishing&quot;, &quot;title&quot;: &quot;Active matter&quot;, &quot;type&quot;: &quot;article-journal&quot;, &quot;volume&quot;: &quot;2017&quot;}, &quot;uris&quot;: [&quot;http://www.mendeley.com/documents/?uuid=3870e7b5-319f-45a3-bca1-47be76effb77&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pxynjXkmxS"/><text:span text:style-name="T37">1–4</text:span><text:reference-mark-end text:name="ADDIN CSL_CITATION {&quot;citationItems&quot;: [{&quot;id&quot;: &quot;ITEM-1&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1&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2&quot;, &quot;itemData&quot;: {&quot;DOI&quot;: &quot;10.1103/RevModPhys.85.1143&quot;, &quot;ISBN&quot;: &quot;0034-6861&quot;, &quot;ISSN&quot;: &quot;00346861&quot;, &quot;abstract&quot;: &quot;This review summarizes theoretical progress in the field of active matter, placing it in the context of recent experiments. This approach offers a unified framework for the mechanical and statistical properties of living matter: biofilaments and molecular motors in vitro or in vivo, collections of motile microorganisms, animal flocks, and chemical or mechanical imitations. A major goal of this review is to integrate several approaches proposed in the literature, from semimicroscopic to phenomenological. In particular, first considered are \&quot;dry\&quot; systems, defined as those where momentum is not conserved due to friction with a substrate or an embedding porous medium. The differences and similarities between two types of orientationally ordered states, the nematic and the polar, are clarified. Next, the active hydrodynamics of suspensions or \&quot;wet\&quot; systems is discussed and the relation with and difference from the dry case, as well as various large-scale instabilities of these nonequilibrium states of matter, are highlighted. Further highlighted are various large-scale instabilities of these nonequilibrium states of matter. Various semimicroscopic derivations of the continuum theory are discussed and connected, highlighting the unifying and generic nature of the continuum model. Throughout the review, the experimental relevance of these theories for describing bacterial swarms and suspensions, the cytoskeleton of living cells, and vibrated granular material is discussed. Promising extensions toward greater realism in specific contexts from cell biology to animal behavior are suggested, and remarks are given on some exotic active-matter analogs. Last, the outlook for a quantitative understanding of active matter, through the interplay of detailed theory with controlled experiments on simplified systems, with living or artificial constituents, is summarized. \u00a9 2013 American Physical Society.&quot;, &quot;author&quot;: [{&quot;dropping-particle&quot;: &quot;&quot;, &quot;family&quot;: &quot;Marchetti&quot;, &quot;given&quot;: &quot;M. C.&quot;, &quot;non-dropping-particle&quot;: &quot;&quot;, &quot;parse-names&quot;: false, &quot;suffix&quot;: &quot;&quot;}, {&quot;dropping-particle&quot;: &quot;&quot;, &quot;family&quot;: &quot;Joanny&quot;, &quot;given&quot;: &quot;J. F.&quot;, &quot;non-dropping-particle&quot;: &quot;&quot;, &quot;parse-names&quot;: false, &quot;suffix&quot;: &quot;&quot;}, {&quot;dropping-particle&quot;: &quot;&quot;, &quot;family&quot;: &quot;Ramaswamy&quot;, &quot;given&quot;: &quot;S.&quot;, &quot;non-dropping-particle&quot;: &quot;&quot;, &quot;parse-names&quot;: false, &quot;suffix&quot;: &quot;&quot;}, {&quot;dropping-particle&quot;: &quot;&quot;, &quot;family&quot;: &quot;Liverpool&quot;, &quot;given&quot;: &quot;T. B.&quot;, &quot;non-dropping-particle&quot;: &quot;&quot;, &quot;parse-names&quot;: false, &quot;suffix&quot;: &quot;&quot;}, {&quot;dropping-particle&quot;: &quot;&quot;, &quot;family&quot;: &quot;Prost&quot;, &quot;given&quot;: &quot;J.&quot;, &quot;non-dropping-particle&quot;: &quot;&quot;, &quot;parse-names&quot;: false, &quot;suffix&quot;: &quot;&quot;}, {&quot;dropping-particle&quot;: &quot;&quot;, &quot;family&quot;: &quot;Rao&quot;, &quot;given&quot;: &quot;Madan&quot;, &quot;non-dropping-particle&quot;: &quot;&quot;, &quot;parse-names&quot;: false, &quot;suffix&quot;: &quot;&quot;}, {&quot;dropping-particle&quot;: &quot;&quot;, &quot;family&quot;: &quot;Simha&quot;, &quot;given&quot;: &quot;R. Aditi&quot;, &quot;non-dropping-particle&quot;: &quot;&quot;, &quot;parse-names&quot;: false, &quot;suffix&quot;: &quot;&quot;}], &quot;container-title&quot;: &quot;Reviews of Modern Physics&quot;, &quot;id&quot;: &quot;ITEM-2&quot;, &quot;issue&quot;: &quot;3&quot;, &quot;issued&quot;: {&quot;date-parts&quot;: [[&quot;2013&quot;]]}, &quot;page&quot;: &quot;1143-1189&quot;, &quot;title&quot;: &quot;Hydrodynamics of soft active matter&quot;, &quot;type&quot;: &quot;article-journal&quot;, &quot;volume&quot;: &quot;85&quot;}, &quot;uris&quot;: [&quot;http://www.mendeley.com/documents/?uuid=80d467e0-dbe8-4019-909e-5713847507d1&quot;]}, {&quot;id&quot;: &quot;ITEM-3&quot;, &quot;itemData&quot;: {&quot;DOI&quot;: &quot;10.1103/RevModPhys.88.045006&quot;, &quot;ISSN&quot;: &quot;15390756&quot;, &quot;abstract&quot;: &quot;Differently from passive Brownian particles, active particles, also known as self-propelled Brownian particles or microswimmers and nanoswimmers, are capable of taking up energy from their environment and converting it into directed motion. Because of this constant flow of energy, their behavior can be explained and understood only within the framework of nonequilibrium physics. In the biological realm, many cells perform directed motion, for example, as a way to browse for nutrients or to avoid toxins. Inspired by these motile microorganisms, researchers have been developing artificial particles that feature similar swimming behaviors based on different mechanisms. These man-made micromachines and nanomachines hold a great potential as autonomous agents for health care, sustainability, and security applications. With a focus on the basic physical features of the interactions of self-propelled Brownian particles with a crowded and complex environment, this comprehensive review will provide a guided tour through its basic principles, the development of artificial self-propelling microparticles and nanoparticles, and their application to the study of nonequilibrium phenomena, as well as the open challenges that the field is currently facing.&quot;, &quot;author&quot;: [{&quot;dropping-particle&quot;: &quot;&quot;, &quot;family&quot;: &quot;Bechinger&quot;, &quot;given&quot;: &quot;Clemens&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L\u00f6wen&quot;, &quot;given&quot;: &quot;Hartmut&quot;, &quot;non-dropping-particle&quot;: &quot;&quot;, &quot;parse-names&quot;: false, &quot;suffix&quot;: &quot;&quot;}, {&quot;dropping-particle&quot;: &quot;&quot;, &quot;family&quot;: &quot;Reichhardt&quot;, &quot;given&quot;: &quot;Charles&quot;, &quot;non-dropping-particle&quot;: &quot;&quot;, &quot;parse-names&quot;: false, &quot;suffix&quot;: &quot;&quot;}, {&quot;dropping-particle&quot;: &quot;&quot;, &quot;family&quot;: &quot;Volpe&quot;, &quot;given&quot;: &quot;Giorgi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Reviews of Modern Physics&quot;, &quot;id&quot;: &quot;ITEM-3&quot;, &quot;issue&quot;: &quot;4&quot;, &quot;issued&quot;: {&quot;date-parts&quot;: [[&quot;2016&quot;]]}, &quot;title&quot;: &quot;Active particles in complex and crowded environments&quot;, &quot;type&quot;: &quot;article-journal&quot;, &quot;volume&quot;: &quot;88&quot;}, &quot;uris&quot;: [&quot;http://www.mendeley.com/documents/?uuid=fe5fcb24-70db-447f-a7b0-c3514cae0bc5&quot;]}, {&quot;id&quot;: &quot;ITEM-4&quot;, &quot;itemData&quot;: {&quot;DOI&quot;: &quot;10.1088/1742-5468/aa6bc5&quot;, &quot;ISSN&quot;: &quot;17425468&quot;, &quot;abstract&quot;: &quot;The study of systems with sustained energy uptake and dissipation at the scale of the constituent particles is an area of central interest in nonequilibrium statistical physics. Identifying such systems as a distinct category - Active matter - unifies our understanding of autonomous collective movement in the living world and in some surprising inanimate imitations. In this article I present the active matter framework, briefly recall some early work, review our recent results on single-particle and collective behaviour, including experiments on active granular monolayers, and discuss new directions for the future.&quot;, &quot;author&quot;: [{&quot;dropping-particle&quot;: &quot;&quot;, &quot;family&quot;: &quot;Ramaswamy&quot;, &quot;given&quot;: &quot;Sriram&quot;, &quot;non-dropping-particle&quot;: &quot;&quot;, &quot;parse-names&quot;: false, &quot;suffix&quot;: &quot;&quot;}], &quot;container-title&quot;: &quot;Journal of Statistical Mechanics: Theory and Experiment&quot;, &quot;id&quot;: &quot;ITEM-4&quot;, &quot;issue&quot;: &quot;5&quot;, &quot;issued&quot;: {&quot;date-parts&quot;: [[&quot;2017&quot;]]}, &quot;publisher&quot;: &quot;IOP Publishing&quot;, &quot;title&quot;: &quot;Active matter&quot;, &quot;type&quot;: &quot;article-journal&quot;, &quot;volume&quot;: &quot;2017&quot;}, &quot;uris&quot;: [&quot;http://www.mendeley.com/documents/?uuid=3870e7b5-319f-45a3-bca1-47be76effb77&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pxynjXkmxS"/><text:span text:style-name="T26">⁠ </text:span><text:span text:style-name="T28">I</text:span><text:span text:style-name="T27">ts study </text:span><text:span text:style-name="T29">can deepen our understanding of processes such as tissue formation and cancer growth. The knowledge of active matter </text:span><text:span text:style-name="T27">has </text:span><text:span text:style-name="T28">also</text:span><text:span text:style-name="T27"> </text:span><text:span text:style-name="T29">uncovered</text:span><text:span text:style-name="T7"> promising applications in </text:span><text:span text:style-name="T8">many fields, such as medicine and </text:span><text:span text:style-name="T9">robotics</text:span><text:span text:style-name="T8">.</text:span><text:reference-mark-start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5,6&lt;/sup&gt;&quot;, &quot;plainTextFormattedCitation&quot;: &quot;5,6&quot;, &quot;previouslyFormattedCitation&quot;: &quot;&lt;sup&gt;5,6&lt;/sup&gt;&quot;}, &quot;properties&quot;: {&quot;noteIndex&quot;: 0}, &quot;schema&quot;: &quot;https://github.com/citation-style-language/schema/raw/master/csl-citation.json&quot;} RNDCy126TBSfs"/><text:span text:style-name="T11">5,6</text:span><text:reference-mark-end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5,6&lt;/sup&gt;&quot;, &quot;plainTextFormattedCitation&quot;: &quot;5,6&quot;, &quot;previouslyFormattedCitation&quot;: &quot;&lt;sup&gt;5,6&lt;/sup&gt;&quot;}, &quot;properties&quot;: {&quot;noteIndex&quot;: 0}, &quot;schema&quot;: &quot;https://github.com/citation-style-language/schema/raw/master/csl-citation.json&quot;} RNDCy126TBSfs"/><text:span text:style-name="T11">⁠</text:span></text:p>
      <text:p text:style-name="P50">Active matter is constantly drive out of equilibrium due to the energy injection at single particle scale. <text:span text:style-name="T43">The consequences of being out of equilibrium are most obvious when active particles are in complex environments, especially under confinement. For example,</text:span><text:span text:style-name="T45"> </text:span><text:span text:style-name="T43">bacteria in a microchannel under flow tend to swim against the flow direction, known as the upstream swimming phenomenon; </text:span><text:reference-mark-start text:name="ADDIN CSL_CITATION {&quot;citationItems&quot;: [{&quot;id&quot;: &quot;ITEM-1&quot;, &quot;itemData&quot;: {&quot;DOI&quot;: &quot;10.1103/PhysRevLett.98.068101&quot;, &quot;ISBN&quot;: &quot;0031-9007&quot;, &quot;ISSN&quot;: &quot;00319007&quot;, &quot;PMID&quot;: &quot;17358984&quot;, &quot;abstract&quot;: &quot;Escherichia coli in shear flow near a surface are shown to exhibit a steady propensity to swim towards the left (within the relative coordinate system) of that surface. This phenomenon depends solely on the local shear rate on the surface, and leads to cells eventually aligning and swimming upstream preferentially along a left sidewall or crevice in a wide range of flow conditions. The results indicate that flow-assisted translation and upstream swimming along surfaces might be relevant in various models of bacterial transport, such as in pyelonephritis and bacterial migration in wet soil and aquatic environments in general. \u00a9 2007 The American Physical Society.&quot;, &quot;author&quot;: [{&quot;dropping-particle&quot;: &quot;&quot;, &quot;family&quot;: &quot;Hill&quot;, &quot;given&quot;: &quot;Jane&quot;, &quot;non-dropping-particle&quot;: &quot;&quot;, &quot;parse-names&quot;: false, &quot;suffix&quot;: &quot;&quot;}, {&quot;dropping-particle&quot;: &quot;&quot;, &quot;family&quot;: &quot;Kalkanci&quot;, &quot;given&quot;: &quot;Ozge&quot;, &quot;non-dropping-particle&quot;: &quot;&quot;, &quot;parse-names&quot;: false, &quot;suffix&quot;: &quot;&quot;}, {&quot;dropping-particle&quot;: &quot;&quot;, &quot;family&quot;: &quot;McMurry&quot;, &quot;given&quot;: &quot;Jonathan L.&quot;, &quot;non-dropping-particle&quot;: &quot;&quot;, &quot;parse-names&quot;: false, &quot;suffix&quot;: &quot;&quot;}, {&quot;dropping-particle&quot;: &quot;&quot;, &quot;family&quot;: &quot;Koser&quot;, &quot;given&quot;: &quot;Hur&quot;, &quot;non-dropping-particle&quot;: &quot;&quot;, &quot;parse-names&quot;: false, &quot;suffix&quot;: &quot;&quot;}], &quot;container-title&quot;: &quot;Physical Review Letters&quot;, &quot;id&quot;: &quot;ITEM-1&quot;, &quot;issue&quot;: &quot;6&quot;, &quot;issued&quot;: {&quot;date-parts&quot;: [[&quot;2007&quot;]]}, &quot;page&quot;: &quot;068101&quot;, &quot;title&quot;: &quot;Hydrodynamic surface interactions enable escherichia coli to seek efficient routes to swim upstream&quot;, &quot;type&quot;: &quot;article-journal&quot;, &quot;volume&quot;: &quot;98&quot;}, &quot;uris&quot;: [&quot;http://www.mendeley.com/documents/?uuid=aca59116-f393-4a88-800f-f80af3418a9a&quot;]}, {&quot;id&quot;: &quot;ITEM-2&quot;, &quot;itemData&quot;: {&quot;DOI&quot;: &quot;10.1016/j.bpj.2012.03.001&quot;, &quot;ISSN&quot;: &quot;00063495&quot;, &quot;PMID&quot;: &quot;22500751&quot;, &quot;abstract&quot;: &quot;We provide an experimental demonstration of positive rheotaxis (rapid and continuous upstream motility) in wild-type Escherichia coli freely swimming over a surface. This hydrodynamic phenomenon is dominant below a critical shear rate and robust against Brownian motion and cell tumbling. We deduce that individual bacteria entering a flow system can rapidly migrate upstream (&gt;20 \u03bcm/s) much faster than a gradually advancing biofilm. Given a bacterial population with a distribution of sizes and swim speeds, local shear rate near the surface determines the dominant hydrodynamic mode for motility, i.e., circular or random trajectories for low shear rates, positive rheotaxis for moderate flow, and sideways swimming at higher shear rates. Faster swimmers can move upstream more rapidly and at higher shear rates, as expected. Interestingly, we also find on average that both swim speed and upstream motility are independent of cell aspect ratio. \u00a9 2012 Biophysical Society.&quot;, &quot;author&quot;: [{&quot;dropping-particle&quot;: &quot;&quot;, &quot;family&quot;: &quot;Kaya&quot;, &quot;given&quot;: &quot;Tolga&quot;, &quot;non-dropping-particle&quot;: &quot;&quot;, &quot;parse-names&quot;: false, &quot;suffix&quot;: &quot;&quot;}, {&quot;dropping-particle&quot;: &quot;&quot;, &quot;family&quot;: &quot;Koser&quot;, &quot;given&quot;: &quot;Hur&quot;, &quot;non-dropping-particle&quot;: &quot;&quot;, &quot;parse-names&quot;: false, &quot;suffix&quot;: &quot;&quot;}], &quot;container-title&quot;: &quot;Biophysical Journal&quot;, &quot;id&quot;: &quot;ITEM-2&quot;, &quot;issue&quot;: &quot;7&quot;, &quot;issued&quot;: {&quot;date-parts&quot;: [[&quot;2012&quot;]]}, &quot;page&quot;: &quot;1514-1523&quot;, &quot;publisher&quot;: &quot;Biophysical Society&quot;, &quot;title&quot;: &quot;Direct upstream motility in Escherichia coli&quot;, &quot;type&quot;: &quot;article-journal&quot;, &quot;volume&quot;: &quot;102&quot;}, &quot;uris&quot;: [&quot;http://www.mendeley.com/documents/?uuid=4ed916e2-6227-4265-8505-5f35dbd4d781&quot;]}], &quot;mendeley&quot;: {&quot;formattedCitation&quot;: &quot;&lt;sup&gt;7,8&lt;/sup&gt;&quot;, &quot;plainTextFormattedCitation&quot;: &quot;7,8&quot;, &quot;previouslyFormattedCitation&quot;: &quot;&lt;sup&gt;7,8&lt;/sup&gt;&quot;}, &quot;properties&quot;: {&quot;noteIndex&quot;: 0}, &quot;schema&quot;: &quot;https://github.com/citation-style-language/schema/raw/master/csl-citation.json&quot;} RNDfYyb6z99wf"/><text:span text:style-name="T38">7,8</text:span><text:reference-mark-end text:name="ADDIN CSL_CITATION {&quot;citationItems&quot;: [{&quot;id&quot;: &quot;ITEM-1&quot;, &quot;itemData&quot;: {&quot;DOI&quot;: &quot;10.1103/PhysRevLett.98.068101&quot;, &quot;ISBN&quot;: &quot;0031-9007&quot;, &quot;ISSN&quot;: &quot;00319007&quot;, &quot;PMID&quot;: &quot;17358984&quot;, &quot;abstract&quot;: &quot;Escherichia coli in shear flow near a surface are shown to exhibit a steady propensity to swim towards the left (within the relative coordinate system) of that surface. This phenomenon depends solely on the local shear rate on the surface, and leads to cells eventually aligning and swimming upstream preferentially along a left sidewall or crevice in a wide range of flow conditions. The results indicate that flow-assisted translation and upstream swimming along surfaces might be relevant in various models of bacterial transport, such as in pyelonephritis and bacterial migration in wet soil and aquatic environments in general. \u00a9 2007 The American Physical Society.&quot;, &quot;author&quot;: [{&quot;dropping-particle&quot;: &quot;&quot;, &quot;family&quot;: &quot;Hill&quot;, &quot;given&quot;: &quot;Jane&quot;, &quot;non-dropping-particle&quot;: &quot;&quot;, &quot;parse-names&quot;: false, &quot;suffix&quot;: &quot;&quot;}, {&quot;dropping-particle&quot;: &quot;&quot;, &quot;family&quot;: &quot;Kalkanci&quot;, &quot;given&quot;: &quot;Ozge&quot;, &quot;non-dropping-particle&quot;: &quot;&quot;, &quot;parse-names&quot;: false, &quot;suffix&quot;: &quot;&quot;}, {&quot;dropping-particle&quot;: &quot;&quot;, &quot;family&quot;: &quot;McMurry&quot;, &quot;given&quot;: &quot;Jonathan L.&quot;, &quot;non-dropping-particle&quot;: &quot;&quot;, &quot;parse-names&quot;: false, &quot;suffix&quot;: &quot;&quot;}, {&quot;dropping-particle&quot;: &quot;&quot;, &quot;family&quot;: &quot;Koser&quot;, &quot;given&quot;: &quot;Hur&quot;, &quot;non-dropping-particle&quot;: &quot;&quot;, &quot;parse-names&quot;: false, &quot;suffix&quot;: &quot;&quot;}], &quot;container-title&quot;: &quot;Physical Review Letters&quot;, &quot;id&quot;: &quot;ITEM-1&quot;, &quot;issue&quot;: &quot;6&quot;, &quot;issued&quot;: {&quot;date-parts&quot;: [[&quot;2007&quot;]]}, &quot;page&quot;: &quot;068101&quot;, &quot;title&quot;: &quot;Hydrodynamic surface interactions enable escherichia coli to seek efficient routes to swim upstream&quot;, &quot;type&quot;: &quot;article-journal&quot;, &quot;volume&quot;: &quot;98&quot;}, &quot;uris&quot;: [&quot;http://www.mendeley.com/documents/?uuid=aca59116-f393-4a88-800f-f80af3418a9a&quot;]}, {&quot;id&quot;: &quot;ITEM-2&quot;, &quot;itemData&quot;: {&quot;DOI&quot;: &quot;10.1016/j.bpj.2012.03.001&quot;, &quot;ISSN&quot;: &quot;00063495&quot;, &quot;PMID&quot;: &quot;22500751&quot;, &quot;abstract&quot;: &quot;We provide an experimental demonstration of positive rheotaxis (rapid and continuous upstream motility) in wild-type Escherichia coli freely swimming over a surface. This hydrodynamic phenomenon is dominant below a critical shear rate and robust against Brownian motion and cell tumbling. We deduce that individual bacteria entering a flow system can rapidly migrate upstream (&gt;20 \u03bcm/s) much faster than a gradually advancing biofilm. Given a bacterial population with a distribution of sizes and swim speeds, local shear rate near the surface determines the dominant hydrodynamic mode for motility, i.e., circular or random trajectories for low shear rates, positive rheotaxis for moderate flow, and sideways swimming at higher shear rates. Faster swimmers can move upstream more rapidly and at higher shear rates, as expected. Interestingly, we also find on average that both swim speed and upstream motility are independent of cell aspect ratio. \u00a9 2012 Biophysical Society.&quot;, &quot;author&quot;: [{&quot;dropping-particle&quot;: &quot;&quot;, &quot;family&quot;: &quot;Kaya&quot;, &quot;given&quot;: &quot;Tolga&quot;, &quot;non-dropping-particle&quot;: &quot;&quot;, &quot;parse-names&quot;: false, &quot;suffix&quot;: &quot;&quot;}, {&quot;dropping-particle&quot;: &quot;&quot;, &quot;family&quot;: &quot;Koser&quot;, &quot;given&quot;: &quot;Hur&quot;, &quot;non-dropping-particle&quot;: &quot;&quot;, &quot;parse-names&quot;: false, &quot;suffix&quot;: &quot;&quot;}], &quot;container-title&quot;: &quot;Biophysical Journal&quot;, &quot;id&quot;: &quot;ITEM-2&quot;, &quot;issue&quot;: &quot;7&quot;, &quot;issued&quot;: {&quot;date-parts&quot;: [[&quot;2012&quot;]]}, &quot;page&quot;: &quot;1514-1523&quot;, &quot;publisher&quot;: &quot;Biophysical Society&quot;, &quot;title&quot;: &quot;Direct upstream motility in Escherichia coli&quot;, &quot;type&quot;: &quot;article-journal&quot;, &quot;volume&quot;: &quot;102&quot;}, &quot;uris&quot;: [&quot;http://www.mendeley.com/documents/?uuid=4ed916e2-6227-4265-8505-5f35dbd4d781&quot;]}], &quot;mendeley&quot;: {&quot;formattedCitation&quot;: &quot;&lt;sup&gt;7,8&lt;/sup&gt;&quot;, &quot;plainTextFormattedCitation&quot;: &quot;7,8&quot;, &quot;previouslyFormattedCitation&quot;: &quot;&lt;sup&gt;7,8&lt;/sup&gt;&quot;}, &quot;properties&quot;: {&quot;noteIndex&quot;: 0}, &quot;schema&quot;: &quot;https://github.com/citation-style-language/schema/raw/master/csl-citation.json&quot;} RNDfYyb6z99wf"/><text:span text:style-name="T43">⁠ </text:span><text:span text:style-name="T44">dense actin filaments driven by molecular motor </text:span><text:span text:style-name="T43">in a microchannel </text:span><text:span text:style-name="T44">form coherent flow spontaneously;</text:span><text:reference-mark-start text:name="ADDIN CSL_CITATION {&quot;citationItems&quot;: [{&quot;id&quot;: &quot;ITEM-1&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mendeley&quot;: {&quot;formattedCitation&quot;: &quot;&lt;sup&gt;9&lt;/sup&gt;&quot;, &quot;plainTextFormattedCitation&quot;: &quot;9&quot;, &quot;previouslyFormattedCitation&quot;: &quot;&lt;sup&gt;9&lt;/sup&gt;&quot;}, &quot;properties&quot;: {&quot;noteIndex&quot;: 0}, &quot;schema&quot;: &quot;https://github.com/citation-style-language/schema/raw/master/csl-citation.json&quot;} RNDFolED9AN51"/><text:span text:style-name="T39">9</text:span><text:reference-mark-end text:name="ADDIN CSL_CITATION {&quot;citationItems&quot;: [{&quot;id&quot;: &quot;ITEM-1&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mendeley&quot;: {&quot;formattedCitation&quot;: &quot;&lt;sup&gt;9&lt;/sup&gt;&quot;, &quot;plainTextFormattedCitation&quot;: &quot;9&quot;, &quot;previouslyFormattedCitation&quot;: &quot;&lt;sup&gt;9&lt;/sup&gt;&quot;}, &quot;properties&quot;: {&quot;noteIndex&quot;: 0}, &quot;schema&quot;: &quot;https://github.com/citation-style-language/schema/raw/master/csl-citation.json&quot;} RNDFolED9AN51"/><text:span text:style-name="T44">⁠ </text:span><text:span text:style-name="T46">the “pressure” exerted by active particles on their surrounding walls highly depends on the precise particle-wall interactions.</text:span><text:reference-mark-start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mendeley&quot;: {&quot;formattedCitation&quot;: &quot;&lt;sup&gt;10&lt;/sup&gt;&quot;, &quot;plainTextFormattedCitation&quot;: &quot;10&quot;}, &quot;properties&quot;: {&quot;noteIndex&quot;: 0}, &quot;schema&quot;: &quot;https://github.com/citation-style-language/schema/raw/master/csl-citation.json&quot;} RNDeb5i3ncu0B"/><text:span text:style-name="T40">10</text:span><text:reference-mark-end text:name="ADDIN CSL_CITATION {&quot;citationItems&quot;: [{&quot;id&quot;: &quot;ITEM-1&quot;, &quot;itemData&quot;: {&quot;DOI&quot;: &quot;10.1038/nphys3377&quot;, &quot;ISSN&quot;: &quot;17452481&quot;, &quot;abstract&quot;: &quot;Pressure is the mechanical force per unit area that a confined system exerts on its container. In thermal equilibrium, it depends only on bulk properties - such as density and temperature - through an equation of state. Here we show that in a wide class of active systems the pressure depends on the precise interactions between the active particles and the confining walls. In general, therefore, active fluids have no equation of state. Their mechanical pressure exhibits anomalous properties that defy the familiar thermodynamic reasoning that holds in equilibrium. The pressure remains a function of state, however, in some specific and well-studied active models that tacitly restrict the character of the particle-wall and/or particle-particle interactions.&quot;, &quot;author&quot;: [{&quot;dropping-particle&quot;: &quot;&quot;, &quot;family&quot;: &quot;Solon&quot;, &quot;given&quot;: &quot;A. P.&quot;, &quot;non-dropping-particle&quot;: &quot;&quot;, &quot;parse-names&quot;: false, &quot;suffix&quot;: &quot;&quot;}, {&quot;dropping-particle&quot;: &quot;&quot;, &quot;family&quot;: &quot;Fily&quot;, &quot;given&quot;: &quot;Y.&quot;, &quot;non-dropping-particle&quot;: &quot;&quot;, &quot;parse-names&quot;: false, &quot;suffix&quot;: &quot;&quot;}, {&quot;dropping-particle&quot;: &quot;&quot;, &quot;family&quot;: &quot;Baskaran&quot;, &quot;given&quot;: &quot;A.&quot;, &quot;non-dropping-particle&quot;: &quot;&quot;, &quot;parse-names&quot;: false, &quot;suffix&quot;: &quot;&quot;}, {&quot;dropping-particle&quot;: &quot;&quot;, &quot;family&quot;: &quot;Cates&quot;, &quot;given&quot;: &quot;M. E.&quot;, &quot;non-dropping-particle&quot;: &quot;&quot;, &quot;parse-names&quot;: false, &quot;suffix&quot;: &quot;&quot;}, {&quot;dropping-particle&quot;: &quot;&quot;, &quot;family&quot;: &quot;Kafri&quot;, &quot;given&quot;: &quot;Y.&quot;, &quot;non-dropping-particle&quot;: &quot;&quot;, &quot;parse-names&quot;: false, &quot;suffix&quot;: &quot;&quot;}, {&quot;dropping-particle&quot;: &quot;&quot;, &quot;family&quot;: &quot;Kardar&quot;, &quot;given&quot;: &quot;M.&quot;, &quot;non-dropping-particle&quot;: &quot;&quot;, &quot;parse-names&quot;: false, &quot;suffix&quot;: &quot;&quot;}, {&quot;dropping-particle&quot;: &quot;&quot;, &quot;family&quot;: &quot;Tailleur&quot;, &quot;given&quot;: &quot;J.&quot;, &quot;non-dropping-particle&quot;: &quot;&quot;, &quot;parse-names&quot;: false, &quot;suffix&quot;: &quot;&quot;}], &quot;container-title&quot;: &quot;Nature Physics&quot;, &quot;id&quot;: &quot;ITEM-1&quot;, &quot;issue&quot;: &quot;8&quot;, &quot;issued&quot;: {&quot;date-parts&quot;: [[&quot;2015&quot;]]}, &quot;page&quot;: &quot;673-678&quot;, &quot;title&quot;: &quot;Pressure is not a state function for generic active fluids&quot;, &quot;type&quot;: &quot;article-journal&quot;, &quot;volume&quot;: &quot;11&quot;}, &quot;uris&quot;: [&quot;http://www.mendeley.com/documents/?uuid=3d6ab9b9-fd01-42db-92b4-8f54bd7825c5&quot;]}], &quot;mendeley&quot;: {&quot;formattedCitation&quot;: &quot;&lt;sup&gt;10&lt;/sup&gt;&quot;, &quot;plainTextFormattedCitation&quot;: &quot;10&quot;}, &quot;properties&quot;: {&quot;noteIndex&quot;: 0}, &quot;schema&quot;: &quot;https://github.com/citation-style-language/schema/raw/master/csl-citation.json&quot;} RNDeb5i3ncu0B"/><text:span text:style-name="T46">⁠ </text:span></text:p>
      <text:p text:style-name="P51"><text:span text:style-name="T47">Having t</text:span>hese non-equilibrium features, <text:span text:style-name="T47">active matter</text:span> <text:span text:style-name="T47">has the potential to advance technologies of great societal and economic impact. For example, engineering the self-organization of active matter can help synthesize materials with unprecedented micro- and nano- structure; </text:span><text:span text:style-name="T48">deep understanding of the behavior of active particles in complex and crowded environments can guide the design of novel drug delivery technology. </text:span></text:p>
      <text:list xml:id="list174111186602871" text:continue-numbering="true" text:style-name="WWNum1">
        <text:list-item>
          <text:list>
            <text:list-item>
              <text:p text:style-name="P37">Soundness of the proposed methodology (including interdisciplinary approaches, consideration of the gender dimension and other diversity aspects if relevant for the research project, and the quality of open science practices, including sharing and management of research outputs and engagement of citizens, civil society and end users, where appropriate)</text:p>
            </text:list-item>
          </text:list>
        </text:list-item>
      </text:list>
      <text:p text:style-name="P25"/>
      <text:p text:style-name="P19">Insert here text for your proposal</text:p>
      <text:p text:style-name="P19"/>
      <text:list xml:id="list174110622436347" text:continue-numbering="true" text:style-name="WWNum1">
        <text:list-item>
          <text:list>
            <text:list-item>
              <text:p text:style-name="P37">Quality of the supervision, training and of the two-way transfer of knowledge between the researcher and the host</text:p>
            </text:list-item>
          </text:list>
        </text:list-item>
      </text:list>
      <text:p text:style-name="P26"/>
      <text:p text:style-name="P19">Insert here text for your proposal</text:p>
      <text:p text:style-name="P19"/>
      <text:p text:style-name="P12"><text:span text:style-name="T20">1.4</text:span><text:span text:style-name="T22"><text:tab/></text:span><text:span text:style-name="T20">Quality and appropriateness of the researcher’s professional experience, competences and skills</text:span></text:p>
      <text:p text:style-name="P13"/>
      <text:p text:style-name="P19">Insert here text for your proposal</text:p>
      <text:p text:style-name="P19"/>
      <text:p text:style-name="P44">2.<text:tab/>Impact</text:p>
      <text:p text:style-name="P41"><text:s/></text:p>
      <text:p text:style-name="P13"><text:soft-page-break/>2.1<text:tab/>Credibility of the measures to enhance the career perspectives and employability of the researcher and contribution to his/her skills development</text:p>
      <text:p text:style-name="P13"/>
      <text:p text:style-name="P19">Insert here text for your proposal</text:p>
      <text:p text:style-name="P19"/>
      <text:p text:style-name="P12"><text:span text:style-name="T20">2.2</text:span><text:span text:style-name="T22"><text:tab/></text:span><text:span text:style-name="T20">Suitability and quality of the measures to maximise expected outcomes and impacts, as set out in the dissemination and exploitation plan, including communication activities</text:span></text:p>
      <text:p text:style-name="P19"/>
      <text:p text:style-name="P19">Insert here text for your proposal</text:p>
      <text:p text:style-name="P13">2.3. The magnitude and importance of the project’s contribution to the expected scientific, societal and economic impacts</text:p>
      <text:p text:style-name="P19"/>
      <text:p text:style-name="P19">Insert here text for your proposal</text:p>
      <text:p text:style-name="P19"/>
      <text:p text:style-name="P12"><text:span text:style-name="T17">3.</text:span><text:span text:style-name="T18"><text:tab/></text:span><text:span text:style-name="T17">Quality and Efficiency of the Implementation</text:span></text:p>
      <text:p text:style-name="P13"><text:s/></text:p>
      <text:p text:style-name="P12"><text:span text:style-name="T20">3.1</text:span><text:span text:style-name="T22"><text:tab/></text:span><text:span text:style-name="T20">Quality and effectiveness of the work plan, assessment of risks and appropriateness of the effort assigned to work packages</text:span></text:p>
      <text:p text:style-name="P19"/>
      <text:p text:style-name="P19">Insert here text for your proposal</text:p>
      <text:p text:style-name="P19"/>
      <text:p text:style-name="P12"><text:span text:style-name="T20">3.2</text:span><text:span text:style-name="T22"><text:tab/></text:span><text:span text:style-name="T20">Quality and capacity of the host institutions and participating organisations, including hosting arrangements</text:span><text:span text:style-name="T22"> </text:span></text:p>
      <text:p text:style-name="P19"/>
      <text:p text:style-name="P19">Insert here text for your proposal</text:p>
      <text:p text:style-name="P19"/>
      <text:p text:style-name="P19"/>
      <text:p text:style-name="P14">--------------------------------------- End of page count (max 10 pages) -------------------------------</text:p>
      <text:p text:style-name="P20"/>
      <text:p text:style-name="P22"/>
      <text:p text:style-name="P54">Part B-2</text:p>
      <text:p text:style-name="P7"><text:span text:style-name="T30">(</text:span><text:span text:style-name="T31">No overall page limit applied</text:span><text:span text:style-name="T30">)</text:span></text:p>
      <text:p text:style-name="P8"/>
      <text:p text:style-name="P52">4. <text:tab/>CV of the researcher</text:p>
      <text:p text:style-name="P53">Insert here text for your proposal</text:p>
      <text:p text:style-name="P10"/>
      <text:p text:style-name="P10">5. <text:tab/>Capacity of the Participating Organisation(s) </text:p>
      <text:p text:style-name="P9"/>
      <text:p text:style-name="P12"><text:span text:style-name="T21">5.1 Template table: </text:span><text:span text:style-name="T19">Overview of Participating Organisations</text:span><text:span text:style-name="T21"> </text:span></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45">Organisation role</text:p>
          </table:table-cell>
          <table:table-cell table:style-name="Table1.A1" office:value-type="string">
            <text:p text:style-name="P45">PIC</text:p>
          </table:table-cell>
          <table:table-cell table:style-name="Table1.A1" office:value-type="string">
            <text:p text:style-name="P45">Legal Entity Short Name</text:p>
          </table:table-cell>
          <table:table-cell table:style-name="Table1.A1" office:value-type="string">
            <text:p text:style-name="P45">Academic organisation</text:p>
            <text:p text:style-name="P45">(Y/N)</text:p>
          </table:table-cell>
          <table:table-cell table:style-name="Table1.A1" office:value-type="string">
            <text:p text:style-name="P45">Country </text:p>
          </table:table-cell>
          <table:table-cell table:style-name="Table1.A1" office:value-type="string">
            <text:p text:style-name="P45">Name of Supervisor </text:p>
          </table:table-cell>
        </table:table-row>
        <table:table-row table:style-name="Table1.2">
          <table:table-cell table:style-name="Table1.A2" office:value-type="string">
            <text:p text:style-name="P46">Beneficiary</text:p>
          </table:table-cell>
          <table:table-cell table:style-name="Table1.B2" office:value-type="string">
            <text:p text:style-name="P16"/>
          </table:table-cell>
          <table:table-cell table:style-name="Table1.C2" office:value-type="string">
            <text:p text:style-name="P16"><text:s/></text:p>
          </table:table-cell>
          <table:table-cell table:style-name="Table1.D2" office:value-type="string">
            <text:p text:style-name="P16"/>
          </table:table-cell>
          <table:table-cell table:style-name="Table1.E2" office:value-type="string">
            <text:p text:style-name="P16"><text:s text:c="2"/></text:p>
          </table:table-cell>
          <table:table-cell table:style-name="Table1.F2" office:value-type="string">
            <text:p text:style-name="P16"><text:s text:c="2"/></text:p>
          </table:table-cell>
        </table:table-row>
        <table:table-row table:style-name="Table1.2">
          <table:table-cell table:style-name="Table1.A3" office:value-type="string">
            <text:p text:style-name="P48">Associated partner linked to a beneficiary (if applicable)</text:p>
          </table:table-cell>
          <table:table-cell table:style-name="Table1.B3" office:value-type="string">
            <text:p text:style-name="P16"/>
          </table:table-cell>
          <table:table-cell table:style-name="Table1.C3" office:value-type="string">
            <text:p text:style-name="P16"><text:s/></text:p>
          </table:table-cell>
          <table:table-cell table:style-name="Table1.D3" office:value-type="string">
            <text:p text:style-name="P16"/>
          </table:table-cell>
          <table:table-cell table:style-name="Table1.E3" office:value-type="string">
            <text:p text:style-name="P16"><text:s text:c="2"/></text:p>
          </table:table-cell>
          <table:table-cell table:style-name="Table1.F3" office:value-type="string">
            <text:p text:style-name="P16"><text:s text:c="2"/></text:p>
          </table:table-cell>
        </table:table-row>
        <table:table-row table:style-name="Table1.2">
          <table:table-cell table:style-name="Table1.A4" office:value-type="string">
            <text:p text:style-name="P46">Associated partner for outgoing phase (mandatory for GF) </text:p>
          </table:table-cell>
          <table:table-cell table:style-name="Table1.B4" office:value-type="string">
            <text:p text:style-name="P16"/>
          </table:table-cell>
          <table:table-cell table:style-name="Table1.C4" office:value-type="string">
            <text:p text:style-name="P16"><text:s/></text:p>
          </table:table-cell>
          <table:table-cell table:style-name="Table1.D4" office:value-type="string">
            <text:p text:style-name="P16"/>
          </table:table-cell>
          <table:table-cell table:style-name="Table1.E4" office:value-type="string">
            <text:p text:style-name="P16"><text:s text:c="2"/></text:p>
          </table:table-cell>
          <table:table-cell table:style-name="Table1.F4" office:value-type="string">
            <text:p text:style-name="P16"><text:s text:c="2"/></text:p>
          </table:table-cell>
        </table:table-row>
        <table:table-row table:style-name="Table1.2">
          <table:table-cell table:style-name="Table1.A5" office:value-type="string">
            <text:p text:style-name="P46">Associated partner for secondment (optional)</text:p>
          </table:table-cell>
          <table:table-cell table:style-name="Table1.B5" office:value-type="string">
            <text:p text:style-name="P16"/>
          </table:table-cell>
          <table:table-cell table:style-name="Table1.C5" office:value-type="string">
            <text:p text:style-name="P16"><text:s/></text:p>
          </table:table-cell>
          <table:table-cell table:style-name="Table1.D5" office:value-type="string">
            <text:p text:style-name="P16"/>
          </table:table-cell>
          <table:table-cell table:style-name="Table1.E5" office:value-type="string">
            <text:p text:style-name="P16"><text:s text:c="2"/></text:p>
          </table:table-cell>
          <table:table-cell table:style-name="Table1.F5" office:value-type="string">
            <text:p text:style-name="P16"><text:s text:c="2"/></text:p>
          </table:table-cell>
        </table:table-row>
        <table:table-row table:style-name="Table1.2">
          <table:table-cell table:style-name="Table1.A6" office:value-type="string">
            <text:p text:style-name="P46">Associated partner for non-academic placement (optional) </text:p>
          </table:table-cell>
          <table:table-cell table:style-name="Table1.B6" office:value-type="string">
            <text:p text:style-name="P16"/>
          </table:table-cell>
          <table:table-cell table:style-name="Table1.C6" office:value-type="string">
            <text:p text:style-name="P16"><text:s/></text:p>
          </table:table-cell>
          <table:table-cell table:style-name="Table1.D6" office:value-type="string">
            <text:p text:style-name="P16"/>
          </table:table-cell>
          <table:table-cell table:style-name="Table1.E6" office:value-type="string">
            <text:p text:style-name="P16"><text:s text:c="2"/></text:p>
          </table:table-cell>
          <table:table-cell table:style-name="Table1.F6" office:value-type="string">
            <text:p text:style-name="P16"><text:s text:c="2"/></text:p>
          </table:table-cell>
        </table:table-row>
        <table:table-row table:style-name="Table1.2">
          <table:table-cell table:style-name="Table1.A7" office:value-type="string">
            <text:p text:style-name="P46">Other: ________</text:p>
          </table:table-cell>
          <table:table-cell table:style-name="Table1.B7" office:value-type="string">
            <text:p text:style-name="P16"/>
          </table:table-cell>
          <table:table-cell table:style-name="Table1.C7" office:value-type="string">
            <text:p text:style-name="P16"><text:s/></text:p>
          </table:table-cell>
          <table:table-cell table:style-name="Table1.D7" office:value-type="string">
            <text:p text:style-name="P16"/>
          </table:table-cell>
          <table:table-cell table:style-name="Table1.E7" office:value-type="string">
            <text:p text:style-name="P16"><text:s text:c="2"/></text:p>
          </table:table-cell>
          <table:table-cell table:style-name="Table1.F7" office:value-type="string">
            <text:p text:style-name="P16"><text:s text:c="2"/></text:p>
          </table:table-cell>
        </table:table-row>
      </table:table>
      <text:p text:style-name="P43"><text:s/></text:p>
      <text:p text:style-name="P28"/>
      <text:p text:style-name="P12"><text:span text:style-name="T21">5.2 Template table: </text:span><text:span text:style-name="T19">Capacity of the Participating Organisations</text:span><text:span text:style-name="T21"> </text:span></text:p>
      <text:p text:style-name="P15"/>
      <table:table table:name="Table2" table:style-name="Table2">
        <table:table-column table:style-name="Table2.A"/>
        <table:table-column table:style-name="Table2.B"/>
        <table:table-row table:style-name="Table2.1">
          <table:table-cell table:style-name="Table2.A1" table:number-columns-spanned="2" office:value-type="string">
            <text:p text:style-name="P34">Choose one of: </text:p>
            <text:p text:style-name="P3"><text:span text:style-name="T33"></text:span><text:span text:style-name="T32"> Beneficiary (compulsory) </text:span></text:p>
            <text:p text:style-name="P3"><text:span text:style-name="T33"></text:span><text:span text:style-name="T32"> Associated partner linked to a beneficiary (if applicable) </text:span></text:p>
            <text:p text:style-name="P3"><text:span text:style-name="T33"></text:span><text:span text:style-name="T32"> Associated partner for outgoing phase (compulsory for GF only) </text:span></text:p>
            <text:p text:style-name="P3"><text:span text:style-name="T33"></text:span><text:span text:style-name="T34"> </text:span><text:span text:style-name="T32">Associated partner for secondment (optional)</text:span></text:p>
            <text:p text:style-name="P3"><text:span text:style-name="T33"></text:span><text:span text:style-name="T34"> </text:span><text:span text:style-name="T32">Associated partner for non-academic placement (optional)</text:span></text:p>
            <text:p text:style-name="P4"/>
          </table:table-cell>
          <table:covered-table-cell/>
        </table:table-row>
        <table:table-row table:style-name="Table2.2">
          <table:table-cell table:style-name="Table2.A2" table:number-columns-spanned="2" office:value-type="string">
            <text:p text:style-name="P35">[Full name + Legal Entity Short Name + Country] </text:p>
          </table:table-cell>
          <table:covered-table-cell/>
        </table:table-row>
        <text:soft-page-break/>
        <table:table-row table:style-name="Table2.3">
          <table:table-cell table:style-name="Table2.A2" table:number-columns-spanned="2" office:value-type="string">
            <text:p text:style-name="P36">General description </text:p>
          </table:table-cell>
          <table:covered-table-cell/>
        </table:table-row>
        <table:table-row table:style-name="Table2.4">
          <table:table-cell table:style-name="Table2.A2" office:value-type="string">
            <text:p text:style-name="P36">Role and profile of supervisor </text:p>
          </table:table-cell>
          <table:table-cell table:style-name="Table2.B4" office:value-type="string">
            <text:p text:style-name="P5"/>
          </table:table-cell>
        </table:table-row>
        <table:table-row table:style-name="Table2.4">
          <table:table-cell table:style-name="Table2.A2" office:value-type="string">
            <text:p text:style-name="P36">Key research facilities, Infrastructure and Equipment </text:p>
          </table:table-cell>
          <table:table-cell table:style-name="Table2.B4" office:value-type="string">
            <text:p text:style-name="P5"/>
            <text:p text:style-name="P6"/>
          </table:table-cell>
        </table:table-row>
        <table:table-row table:style-name="Table2.6">
          <table:table-cell table:style-name="Table2.A2" office:value-type="string">
            <text:p text:style-name="P36">Previous and current involvement in EU-funded research and training programmes/actions/projects</text:p>
          </table:table-cell>
          <table:table-cell table:style-name="Table2.B4" office:value-type="string">
            <text:p text:style-name="P6"/>
          </table:table-cell>
        </table:table-row>
      </table:table>
      <text:p text:style-name="P29"/>
      <text:p text:style-name="P29"/>
      <text:p text:style-name="P32">6. <text:tab/>Additional ethics information </text:p>
      <text:p text:style-name="P23"/>
      <text:p text:style-name="P55">Insert here text for your proposal </text:p>
      <text:p text:style-name="P56">(NB: Only if you have additional information that could not be included in the ethics self-assessment)</text:p>
      <text:p text:style-name="P24"/>
      <text:p text:style-name="P24"/>
      <text:p text:style-name="P32">7. <text:tab/>Additional information on security screening</text:p>
      <text:p text:style-name="P23"/>
      <text:p text:style-name="P55">Insert here text for your proposal</text:p>
      <text:p text:style-name="P56">(NB: Only if you answered yes to one of the questions in the security issues table, with the exception of “Does this activity involved HE associated and/or third countries?”)</text:p>
      <text:p text:style-name="P23"/>
      <text:p text:style-name="P33">8. <text:tab/>Letter(s) of commitment from associated partners (host for outgoing phase of Global Fellowship or non-academic placement host)</text:p>
      <text:p text:style-name="P21"/>
      <text:p text:style-name="P55">Insert here text for your proposal</text:p>
      <text:p text:style-name="P30"/>
      <text:p text:style-name="P11"/>
      <text:p text:style-name="P11"/>
      <text:p text:style-name="P11"/>
      <text:p text:style-name="P11"/>
      <text:p text:style-name="P11"/>
      <text:p text:style-name="P11"/>
      <text:p text:style-name="P11"/>
      <text:p text:style-name="P11"/>
      <text:p text:style-name="P17"><text:s/></text:p>
      <text:section text:style-name="Sect1" text:name="ADDIN Mendeley Bibliography CSL_BIBLIOGRAPHY  RNDArXtEFbJcn">
        <text:p text:style-name="P57">1.<text:tab/>Ramaswamy, S. The Mechanics and Statistics of Active Matter. <text:span text:style-name="T41">Annu. Rev. Condens. Matter Phys.</text:span> <text:span text:style-name="T42">1</text:span>, 323–345 (2010).</text:p>
        <text:p text:style-name="P57">2.<text:tab/>Marchetti, M. C. <text:span text:style-name="T41">et al.</text:span> Hydrodynamics of soft active matter. <text:span text:style-name="T41">Rev. Mod. Phys.</text:span> <text:span text:style-name="T42">85</text:span>, 1143–1189 (2013).</text:p>
        <text:p text:style-name="P57"><text:soft-page-break/>3.<text:tab/>Bechinger, C. <text:span text:style-name="T41">et al.</text:span> Active particles in complex and crowded environments. <text:span text:style-name="T41">Rev. Mod. Phys.</text:span> <text:span text:style-name="T42">88</text:span>, (2016).</text:p>
        <text:p text:style-name="P57">4.<text:tab/>Ramaswamy, S. Active matter. <text:span text:style-name="T41">J. Stat. Mech. Theory Exp.</text:span> <text:span text:style-name="T42">2017</text:span>, (2017).</text:p>
        <text:p text:style-name="P57">5.<text:tab/>Ghosh, A., Xu, W., Gupta, N. &amp; Gracias, D. H. Active matter therapeutics. <text:span text:style-name="T41">Nano Today</text:span> <text:span text:style-name="T42">31</text:span>, (2020).</text:p>
        <text:p text:style-name="P57">6.<text:tab/>Chvykov, P. <text:span text:style-name="T41">et al.</text:span> Low rattling: A predictive principle for self-organization in active collectives. <text:span text:style-name="T41">Science (80-. ).</text:span> <text:span text:style-name="T42">371</text:span>, 90–95 (2021).</text:p>
        <text:p text:style-name="P57">7.<text:tab/>Hill, J., Kalkanci, O., McMurry, J. L. &amp; Koser, H. Hydrodynamic surface interactions enable escherichia coli to seek efficient routes to swim upstream. <text:span text:style-name="T41">Phys. Rev. Lett.</text:span> <text:span text:style-name="T42">98</text:span>, 068101 (2007).</text:p>
        <text:p text:style-name="P57">8.<text:tab/>Kaya, T. &amp; Koser, H. Direct upstream motility in Escherichia coli. <text:span text:style-name="T41">Biophys. J.</text:span> <text:span text:style-name="T42">102</text:span>, 1514–1523 (2012).</text:p>
        <text:p text:style-name="P57">9.<text:tab/>Wu, K. T. <text:span text:style-name="T41">et al.</text:span> Transition from turbulent to coherent flows in confined three-dimensional active fluids. <text:span text:style-name="T41">Science (80-. ).</text:span> <text:span text:style-name="T42">355</text:span>, (2017).</text:p>
        <text:p text:style-name="P38">10.<text:tab/>Solon, A. P. <text:span text:style-name="T41">et al.</text:span> Pressure is not a state function for generic active fluids. <text:span text:style-name="T41">Nat. Phys.</text:span> <text:span text:style-name="T42">11</text:span>, 673–678 (2015).</text:p>
      </text:section>
      <text:p text:style-name="P17"><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en" fo:country="US"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0.1917in"/>
      <style:text-properties style:language-asian="ar" style:country-asian="SA"/>
    </style:style>
    <style:style style:name="List" style:family="paragraph" style:parent-style-name="Text_20_body" style:default-outline-level="" style:class="list">
      <style:paragraph-properties fo:margin-top="0in" fo:margin-bottom="0.0972in" loext:contextual-spacing="false" fo:line-height="0.1917in"/>
      <style:text-properties style:language-asian="ar" style:country-asian="SA"/>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size-asian="12pt" style:language-asian="ar" style:country-asian="SA" style:font-style-asian="italic" style:font-size-complex="12pt" style:font-style-complex="italic"/>
    </style:style>
    <style:style style:name="Index" style:family="paragraph" style:parent-style-name="Standard" style:default-outline-level="" style:class="index">
      <style:text-properties style:language-asian="ar" style:country-asian="SA"/>
    </style:style>
    <style:style style:name="Heading_20_2" style:display-name="Heading 2" style:family="paragraph" style:parent-style-name="Standard" style:default-outline-level=""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size-asian="13pt" style:language-asian="ar" style:country-asian="SA" style:font-size-complex="13pt"/>
    </style:style>
    <style:style style:name="Heading_20_3" style:display-name="Heading 3" style:family="paragraph" style:parent-style-name="Standard" style:default-outline-level=""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size-asian="12pt" style:language-asian="ar" style:country-asian="SA" style:font-size-complex="12pt"/>
    </style:style>
    <style:style style:name="Normal_20_Table" style:display-name="Normal Table" style:family="paragraph" style:default-outline-level="">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fr" fo:country="BE"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style:language-asian="ar" style:country-asian="SA"/>
    </style:style>
    <style:style style:name="Plain_20_Table_20_1" style:display-name="Plain Table 1"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footnote_20_text_2c_Schriftart_3a__20_9_20_pt_2c_Schriftart_3a__20_10_20_pt_2c_Schriftart_3a__20_8_20_pt_2c_WB-Fußnotentext_2c_fn_2c_Footnotes_2c_Footnote_20_ak_2c_FoodNote_2c_ft_2c_Footnote_2c_Footnote_20_Text_20_Char1_20_Char_20_Char_2c_Footnote_20_Text_20_Char1_20_Char_2c_Reference_2c_Fußnote_2c_f" style:display-name="footnote text,Schriftart: 9 pt,Schriftart: 10 pt,Schriftart: 8 pt,WB-Fußnotentext,fn,Footnotes,Footnote ak,FoodNote,ft,Footnote,Footnote Text Char1 Char Char,Footnote Text Char1 Char,Reference,Fußnote,f" style:family="paragraph" style:parent-style-name="Standard" style:default-outline-level="">
      <style:paragraph-properties fo:margin-top="0in" fo:margin-bottom="0in" loext:contextual-spacing="false" fo:line-height="0.1665in"/>
      <style:text-properties fo:font-size="10pt" fo:language="fr" fo:country="BE" style:font-size-asian="10pt" style:language-asian="ar" style:country-asian="SA" style:font-size-complex="10pt"/>
    </style:style>
    <style:style style:name="annotation_20_text" style:display-name="annotation text" style:family="paragraph" style:parent-style-name="Standard" style:default-outline-level="">
      <style:paragraph-properties fo:line-height="0.1665in"/>
      <style:text-properties fo:font-size="10pt" style:font-size-asian="10pt" style:language-asian="ar" style:country-asian="SA" style:font-size-complex="10pt"/>
    </style:style>
    <style:style style:name="Balloon_20_Text" style:display-name="Balloon Text" style:family="paragraph" style:parent-style-name="Standard" style:default-outline-level="">
      <style:paragraph-properties fo:margin-top="0in" fo:margin-bottom="0in" loext:contextual-spacing="false" fo:line-height="0.1665in"/>
      <style:text-properties style:font-name="Segoe UI" fo:font-family="'Segoe UI'" style:font-family-generic="roman" style:font-pitch="variable" fo:font-size="9pt" style:font-size-asian="9pt" style:language-asian="ar" style:country-asian="SA" style:font-size-complex="9pt"/>
    </style:style>
    <style:style style:name="Table_20_Grid" style:display-name="Table Grid"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Header_20_and_20_Footer" style:display-name="Header and Footer" style:family="paragraph" style:parent-style-name="Standard" style:default-outline-level="" style:class="extra">
      <style:text-properties style:language-asian="ar" style:country-asian="SA"/>
    </style:style>
    <style:style style:name="Head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Foot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annotation_20_subject" style:display-name="annotation subject" style:family="paragraph" style:parent-style-name="annotation_20_text" style:default-outline-level="">
      <style:paragraph-properties fo:line-height="0.1665in"/>
      <style:text-properties fo:font-size="10pt" fo:font-weight="bold" style:font-size-asian="10pt" style:language-asian="ar" style:country-asian="SA" style:font-weight-asian="bold" style:font-size-complex="10pt" style:font-weight-complex="bold"/>
    </style:style>
    <style:style style:name="Default" style:family="paragraph" style:parent-style-name="Standard" style:default-outline-level="">
      <style:paragraph-properties fo:margin-top="0in" fo:margin-bottom="0in" loext:contextual-spacing="false" fo:line-height="0.1665in"/>
      <style:text-properties fo:color="#000000" fo:font-size="12pt" fo:language="en" fo:country="GB" style:font-size-asian="12pt" style:language-asian="ar" style:country-asian="SA" style:font-size-complex="12pt"/>
    </style:style>
    <style:style style:name="Normal_20__28_Web_29_" style:display-name="Normal (Web)" style:family="paragraph" style:parent-style-name="Standard" style:default-outline-level="">
      <style:paragraph-properties fo:margin-top="0.0693in" fo:margin-bottom="0.0693in" loext:contextual-spacing="false" fo:line-height="0.1665in"/>
      <style:text-properties fo:color="#000000" fo:font-size="12pt" style:font-size-asian="12pt" style:language-asian="ar" style:country-asian="SA" style:font-size-complex="12pt"/>
    </style:style>
    <style:style style:name="Frame_20_contents" style:display-name="Frame contents" style:family="paragraph" style:parent-style-name="Standard" style:default-outline-level="" style:class="extra">
      <style:text-properties style:language-asian="ar" style:country-asian="SA"/>
    </style:style>
    <style:style style:name="Footnote" style:family="paragraph" style:parent-style-name="Standard" style:default-outline-level="" style:class="extra">
      <style:text-properties style:language-asian="ar" style:country-asian="SA"/>
    </style:style>
    <style:style style:name="Table_20_Contents" style:display-name="Table Contents" style:family="paragraph" style:parent-style-name="Standard" style:default-outline-level="" style:class="extra">
      <style:text-properties style:language-asian="ar" style:country-asian="SA"/>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 Light1" style:font-family-asian="'Calibri Light'" style:font-family-generic-asian="system" style:font-pitch-asian="variable" style:font-size-asian="13pt"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Light1" style:font-family-asian="'Calibri Light'" style:font-family-generic-asian="system" style:font-pitch-asian="variable" style:font-size-asian="12pt" style:font-size-complex="12pt"/>
    </style:style>
    <style:style style:name="footnote_20_reference_2c_Footnote_20_symbol_2c_Times_20_10_20_Point_2c_Exposant_20_3_20_Point_2c_Footnote_20_reference_20_number_2c_Ref_2c_de_20_nota_20_al_20_pie_2c_note_20_TESI_2c_SUPERS_2c_EN_20_Footnote_20_text_2c_EN_20_Footnote_20_Reference_2c_Footnote_20_Reference_5f_LVL6_2c_Footnote_20_Reference_5f_LVL61_2c_Footnote_20_number_2c_f1_2c_fr" style:display-name="footnote reference,Footnote symbol,Times 10 Point,Exposant 3 Point,Footnote reference number,Ref,de nota al pie,note TESI,SUPERS,EN Footnote text,EN Footnote Reference,Footnote Reference_LVL6,Footnote Reference_LVL61,Footnote number,f1,fr" style:family="text" style:parent-style-name="Default_20_Paragraph_20_Font">
      <style:text-properties style:text-position="super 58%"/>
    </style:style>
    <style:style style:name="Footnote_20_Text_20_Char_2c_Schriftart_3a__20_9_20_pt_20_Char1_2c_Schriftart_3a__20_10_20_pt_20_Char1_2c_Schriftart_3a__20_8_20_pt_20_Char1_2c_WB-Fußnotentext_20_Char1_2c_fn_20_Char1_2c_Footnotes_20_Char1_2c_Footnote_20_ak_20_Char1_2c_FoodNote_20_Char1_2c_ft_20_Char1_2c_Footnote_20_Char_2c_Footnote_20_Text_20_Char1_20_Char_20_Char_20_Char_2c_Reference_20_Char_2c_f_20_Char1" style:display-name="Footnote Text Char,Schriftart: 9 pt Char1,Schriftart: 10 pt Char1,Schriftart: 8 pt Char1,WB-Fußnotentext Char1,fn Char1,Footnotes Char1,Footnote ak Char1,FoodNote Char1,ft Char1,Footnote Char,Footnote Text Char1 Char Char Char,Reference Char,f Char1" style:family="text" style:parent-style-name="Default_20_Paragraph_20_Font">
      <style:text-properties fo:font-size="10pt" style:font-size-asian="10pt"/>
    </style:style>
    <style:style style:name="Footnote_20_Text_20_Char1_2c_Schriftart_3a__20_9_20_pt_20_Char_2c_Schriftart_3a__20_10_20_pt_20_Char_2c_Schriftart_3a__20_8_20_pt_20_Char_2c_WB-Fußnotentext_20_Char_2c_fn_20_Char_2c_Footnotes_20_Char_2c_Footnote_20_ak_20_Char_2c_Footnote_20_Text_20_Char_20_Char_2c_FoodNote_20_Char_2c_ft_20_Char_2c_Footnote_20_Char1_2c_Footnote_20_Text_20_Char1_20_Char_20_Char_20_Char1_2c_f_20_Char" style:display-name="Footnote Text Char1,Schriftart: 9 pt Char,Schriftart: 10 pt Char,Schriftart: 8 pt Char,WB-Fußnotentext Char,fn Char,Footnotes Char,Footnote ak Char,Footnote Text Char Char,FoodNote Char,ft Char,Footnote Char1,Footnote Text Char1 Char Char Char1,f Char" style:family="text" style:parent-style-name="Default_20_Paragraph_20_Font">
      <style:text-properties fo:font-size="10pt" style:font-size-asian="10pt"/>
    </style:style>
    <style:style style:name="Comment_20_Text_20_Char" style:display-name="Comment Text Char" style:family="text" style:parent-style-name="Default_20_Paragraph_20_Font">
      <style:text-properties fo:font-size="10pt" style:font-size-asian="10pt"/>
    </style:style>
    <style:style style:name="annotation_20_reference" style:display-name="annotation reference" style:family="text" style:parent-style-name="Default_20_Paragraph_20_Font">
      <style:text-properties fo:font-size="8pt" style:font-size-asian="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st_20_Paragraph_20_Char" style:display-name="List Paragraph Cha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style style:name="Endnote_20_anchor" style:display-name="Endnote anchor" style:family="text">
      <style:text-properties style:text-position="super 58%"/>
    </style:style>
    <style:style style:name="Endnote_20_Symbol" style:display-name="Endnote Symbol" style:family="text"/>
    <style:style style:name="ListLabel_20_11" style:display-name="ListLabel 1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Times New Roman1" style:font-family-asian="'Times New Roman'" style:font-family-generic-asian="system" style:font-pitch-asian="variable"/>
    </style:style>
    <style:style style:name="ListLabel_20_18" style:display-name="ListLabel 18" style:family="text">
      <style:text-properties style:font-name-asian="Times New Roman1" style:font-family-asian="'Times New Roman'" style:font-family-generic-asian="system" style:font-pitch-asian="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style>
    <style:style style:name="ListLabel_20_22" style:display-name="ListLabel 22"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3" style:display-name="ListLabel 23" style:family="text">
      <style:text-properties style:font-name-asian="Times New Roman1" style:font-family-asian="'Times New Roman'" style:font-family-generic-asian="system" style:font-pitch-asian="variable"/>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style:font-name-asian="Times New Roman1" style:font-family-asian="'Times New Roman'" style:font-family-generic-asian="system" style:font-pitch-asian="variable"/>
    </style:style>
    <style:style style:name="ListLabel_20_26" style:display-name="ListLabel 26" style:family="text">
      <style:text-properties style:font-name-asian="Times New Roman1" style:font-family-asian="'Times New Roman'" style:font-family-generic-asian="system" style:font-pitch-asian="variable"/>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asian="Times New Roman1" style:font-family-asian="'Times New Roman'" style:font-family-generic-asian="system" style:font-pitch-asian="variable"/>
    </style:style>
    <style:style style:name="ListLabel_20_29" style:display-name="ListLabel 29" style:family="text">
      <style:text-properties style:font-name-asian="Times New Roman1" style:font-family-asian="'Times New Roman'" style:font-family-generic-asian="system" style:font-pitch-asian="variable"/>
    </style:style>
    <style:style style:name="ListLabel_20_30" style:display-name="ListLabel 30" style:family="text">
      <style:text-properties style:font-name-asian="Times New Roman1" style:font-family-asian="'Times New Roman'" style:font-family-generic-asian="system" style:font-pitch-asian="variable"/>
    </style:style>
    <style:style style:name="ListLabel_20_31" style:display-name="ListLabel 31"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style>
    <style:style style:name="ListLabel_20_32" style:display-name="ListLabel 32" style:family="text">
      <style:text-properties style:font-name-asian="Times New Roman1" style:font-family-asian="'Times New Roman'" style:font-family-generic-asian="system" style:font-pitch-asian="variable"/>
    </style:style>
    <style:style style:name="ListLabel_20_33" style:display-name="ListLabel 33" style:family="text">
      <style:text-properties style:font-name-asian="Times New Roman1" style:font-family-asian="'Times New Roman'" style:font-family-generic-asian="system" style:font-pitch-asian="variable"/>
    </style:style>
    <style:style style:name="ListLabel_20_34" style:display-name="ListLabel 34" style:family="text">
      <style:text-properties style:font-name-asian="Times New Roman1" style:font-family-asian="'Times New Roman'" style:font-family-generic-asian="system" style:font-pitch-asian="variable"/>
    </style:style>
    <style:style style:name="ListLabel_20_35" style:display-name="ListLabel 35" style:family="text">
      <style:text-properties style:font-name-asian="Times New Roman1" style:font-family-asian="'Times New Roman'" style:font-family-generic-asian="system" style:font-pitch-asian="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asian="Times New Roman1" style:font-family-asian="'Times New Roman'" style:font-family-generic-asian="system" style:font-pitch-asian="variabl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0" style:num-format="1">
        <style:list-level-properties text:list-level-position-and-space-mode="label-alignment">
          <style:list-level-label-alignment text:label-followed-by="listtab" fo:text-indent="-0.4902in" fo:margin-left="0.4902in"/>
        </style:list-level-properties>
      </text:list-level-style-number>
      <text:list-level-style-number text:level="2" text:style-name="ListLabel_20_31" style:num-format="1" text:display-levels="2">
        <style:list-level-properties text:list-level-position-and-space-mode="label-alignment">
          <style:list-level-label-alignment text:label-followed-by="listtab" fo:text-indent="-0.4902in" fo:margin-left="0.4902in"/>
        </style:list-level-properties>
      </text:list-level-style-number>
      <text:list-level-style-number text:level="3" text:style-name="ListLabel_20_3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5"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6"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8"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MP2"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M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MT2"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11pt"/>
    </style:style>
    <style:style style:name="MT3"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MT4"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MT5"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9pt"/>
    </style:style>
    <style:style style:name="MT6" style:family="text">
      <style:text-properties fo:color="#808080" style:font-name="Calibri" fo:font-size="8pt" fo:language="en" fo:country="US" style:letter-kerning="true" style:font-name-asian="Arial1" style:font-size-asian="8pt" style:language-asian="ar" style:country-asian="SA" style:font-size-complex="10pt"/>
    </style:style>
    <style:style style:name="MT7" style:family="text">
      <style:text-properties fo:color="#7f7f7f" style:font-name="Calibri" fo:font-size="8pt" fo:language="en" fo:country="US" style:letter-kerning="true" style:font-name-asian="Arial1" style:font-size-asian="8pt" style:language-asian="ar" style:country-asian="SA" style:font-size-complex="8pt"/>
    </style:style>
    <style:style style:name="MT8" style:family="text">
      <style:text-properties fo:color="#7f7f7f" style:font-name="Calibri" fo:font-size="8pt" fo:language="en" fo:country="US" style:letter-kerning="true" style:font-name-asian="Arial1" style:font-size-asian="8pt" style:language-asian="ar" style:country-asian="SA" style:font-size-complex="10pt"/>
    </style:style>
    <style:style style:name="MT9"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M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6in" fo:margin-bottom="0.6in" fo:margin-left="0.6in" fo:margin-right="0.6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in" fo:margin-left="0in" fo:margin-right="0in" fo:margin-top="0.4598in" fo:background-color="transparent" style:dynamic-spacing="true" draw:fill="none" draw:fill-color="#729fcf"/>
      </style:footer-style>
    </style:page-layout>
  </office:automatic-styles>
  <office:master-styles>
    <style:master-page style:name="Standard" style:page-layout-name="Mpm1">
      <style:header>
        <text:p text:style-name="MP1"><text:span text:style-name="MT1">Call: </text:span><text:span text:style-name="MT2">insert call identifier</text:span><text:span text:style-name="MT3">] </text:span><text:span text:style-name="MT4">— [</text:span><text:span text:style-name="MT5">insert call name</text:span><text:span text:style-name="MT4">]</text:span></text:p>
        <text:p text:style-name="MP1"><text:span text:style-name="MT6">EU Grants: Application form </text:span><text:span text:style-name="MT7">(HE MSCA PF)</text:span><text:span text:style-name="MT8">: </text:span><text:span text:style-name="MT6">V1.0 – 18.06.2021</text:span></text:p>
      </style:header>
      <style:footer>
        <text:p text:style-name="MP2"><draw:frame draw:style-name="Mfr1" draw:name="Frame1" text:anchor-type="char" svg:x="0in" svg:y="0in" svg:width="7.0654in" svg:height="0.2925in" draw:z-index="4"><draw:text-box><text:p text:style-name="MP2"><text:span text:style-name="MT9">Part B - Page </text:span><text:span text:style-name="MT9"><text:page-number text:select-page="current">5</text:page-number></text:span><text:span text:style-name="MT9"><text:s/>of 14</text:span></text:p></draw:text-box></draw:frame><draw:frame draw:style-name="Mfr2" draw:name="Image1" text:anchor-type="as-char" svg:width="6.2591in" svg:height="0.2752in" draw:z-index="9"><draw:image xlink:href="Pictures/1000010A000069D5000004F6061150FED57E0499.wmf" xlink:type="simple" xlink:show="embed" xlink:actuate="onLoad" loext:mime-type="image/x-wmf"/><draw:image xlink:href="Pictures/1000020100000400000000300C93C02780B02211.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hengyang Liu</meta:initial-creator>
    <meta:creation-date>2021-06-21T16:19:00</meta:creation-date>
    <dc:date>2021-08-24T17:41:09.035227653</dc:date>
    <dc:creator>Zhengyang Liu</dc:creator>
    <meta:editing-duration>PT19H2M40S</meta:editing-duration>
    <meta:editing-cycles>5</meta:editing-cycles>
    <meta:generator>LibreOffice/6.4.7.2$Linux_X86_64 LibreOffice_project/40$Build-2</meta:generator>
    <meta:document-statistic meta:table-count="2" meta:image-count="1" meta:object-count="0" meta:page-count="5" meta:paragraph-count="103" meta:word-count="981" meta:character-count="6563" meta:non-whitespace-character-count="5607"/>
    <meta:user-defined meta:name="Company">European Commission</meta:user-defined>
    <meta:user-defined meta:name="ContentTypeId">0x010100258AA79CEB83498886A3A086811232500015D68561EDF2314DA91E1210E4D82B5C</meta:user-defined>
    <meta:user-defined meta:name="Mendeley Citation Style_1">http://www.zotero.org/styles/nature</meta:user-defined>
    <meta:user-defined meta:name="Mendeley Document_1">True</meta:user-defined>
    <meta:user-defined meta:name="Mendeley Unique User Id_1" meta:value-type="string">abd7f2c7-3607-3ba9-bd75-14ec246a3f95</meta:user-defined>
    <meta:user-defined meta:name="Operator" meta:value-type="string">KOKOSIS Konstantinos (RTD)</meta:user-defined>
  </office:meta>
</office:document-meta>
</file>